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9" style:family="paragraph" style:parent-style-name="Standard" style:list-style-name="L45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0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3" style:family="paragraph" style:parent-style-name="Standard" style:list-style-name="L101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4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4939105800334961233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9132650691610965815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Level 2</text:p>
            </text:list-item>
            <text:list-item>
              <text:p text:style-name="P30"><text:soft-page-break/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5182415361506310684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31">Rapid Cloaking (Power, Energy 10): On Activation end, gain camoflage.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Preparation (Energy 0, CD 4): Reduce the energy cost of your next ability to 0.</text:p>
            </text:list-item>
            <text:list-item>
              <text:p text:style-name="P31"><text:soft-page-break/>Slice and Dice (Energy X, CD 4): Spend all your energy. For each 10 points spent, deal 100% weapon damage to a target.</text:p>
            </text:list-item>
            <text:list-item>
              <text:p text:style-name="P31">Stealth (Passive): You are permanently Camoflaged.</text:p>
            </text:list-item>
          </text:list>
        </text:list-item>
      </text:list>
      <text:p text:style-name="P1"/>
      <text:list xml:id="list3306494349581371586" text:style-name="L4">
        <text:list-item>
          <text:p text:style-name="P32"/>
        </text:list-item>
      </text:list>
      <text:p text:style-name="P1"/>
      <text:p text:style-name="P1"/>
      <text:p text:style-name="P1"/>
      <text:p text:style-name="P10">Guardian</text:p>
      <text:p text:style-name="P4">Passive Per Point Bonus: <text:span text:style-name="T1">+10 Physical Resistance</text:span></text:p>
      <text:list xml:id="list8400794061553193471" text:style-name="L5">
        <text:list-item>
          <text:list>
            <text:list-item>
              <text:p text:style-name="P20">Level 1</text:p>
            </text:list-item>
            <text:list-item>
              <text:p text:style-name="P33">Provoke (Energy 10, CD 3, Range 1): Force a target enemy within 1 to focus its attacks on you during its next activation.</text:p>
            </text:list-item>
            <text:list-item>
              <text:p text:style-name="P33">Guard (Energy 20, CD 2, Range 1): Give an ally 8 Block</text:p>
            </text:list-item>
            <text:list-item>
              <text:p text:style-name="P33">Cautious 5 (Passive): On activation end, if you have no block, gain 5 block.</text:p>
            </text:list-item>
            <text:list-item>
              <text:p text:style-name="P33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3">Get Down! (Energy 30, CD 3): Move to a tile within 1 + (current mobility). At the end of the movement, give adjacent allies 5 Block</text:p>
            </text:list-item>
            <text:list-item>
              <text:p text:style-name="P33">Shield Slam (Energy 20, CD 3): Deal physical damage to a target equal to your current block, then apply 1 Knock Back</text:p>
            </text:list-item>
            <text:list-item>
              <text:p text:style-name="P33">Testudo (Energy): On activation start, gain 3 Block</text:p>
            </text:list-item>
            <text:list-item>
              <text:p text:style-name="P33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3">Reactive Armour (Energy 30, CD 3): Remove all block, then deal physical damage to all enemies within your melee range equal to the block removed. </text:p>
            </text:list-item>
            <text:list-item>
              <text:p text:style-name="P33">Challenging Shout (Energy 20, CD 4): Force all enemies in your melee range to focus their attacks on you during their next activations.</text:p>
            </text:list-item>
            <text:list-item>
              <text:p text:style-name="P33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<text:soft-page-break/>Passive Per Point Bonus: <text:span text:style-name="T1">+5% Fire Damage, +5 Fire Resistance</text:span></text:p>
      <text:list xml:id="list6322455107607662895" text:style-name="L6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4">Fire Ball (Energy 20, CD 0, Range 5): Deal 8 fire/magic damage to a target.</text:p>
            </text:list-item>
            <text:list-item>
              <text:p text:style-name="P34">Fiery Aura (Passive): On Activation end, deal 3 Fire damage to all enemies within (aura size).</text:p>
            </text:list-item>
            <text:list-item>
              <text:p text:style-name="P34"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4">Phoenix Dive (Energy 20, CD 3) Teleport to a location within 3. Upon arrival, apply Burning to all adjacent enemies.</text:p>
            </text:list-item>
            <text:list-item>
              <text:p text:style-name="P34">Meteor (Energy 30, CD 4): Deal 10 fire damage and apply Burning to all characters in a 3x3 area.</text:p>
            </text:list-item>
            <text:list-item>
              <text:p text:style-name="P34">Immolation (Passive): Your melee attacks that reduce health apply 1 Burning</text:p>
            </text:list-item>
            <text:list-item>
              <text:p text:style-name="P34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4">Combustion (Energy 30, CD 4, R 1): Deal 3 fire damage to a target for each stack of burning. Remove all Burning from the target.</text:p>
            </text:list-item>
            <text:list-item>
              <text:p text:style-name="P34">Dragon Breath (Energy 30, CD 3): Deal 8 fire/magic damage to all targets in a line, up to 5 tiles away.</text:p>
            </text:list-item>
            <text:list-item>
              <text:p text:style-name="P34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7934859297250777515" text:style-name="L7">
        <text:list-item>
          <text:list>
            <text:list-item>
              <text:p text:style-name="P22">Level 1</text:p>
            </text:list-item>
            <text:list-item>
              <text:p text:style-name="P35">Frost Nova (Energy 20, CD 2):Deal 6 Frost Damage to adjacent enemies and apply 1 Chilled</text:p>
            </text:list-item>
            <text:list-item>
              <text:p text:style-name="P35">Chilling Blow (Energy 20, CD 1): Deal 140% Weapon damage and apply 1 'Chilled'</text:p>
            </text:list-item>
            <text:list-item>
              <text:p text:style-name="P35">Icy Focus (Energy 10, CD 1, Range 3): Give an ally +2 Wisdom</text:p>
            </text:list-item>
            <text:list-item>
              <text:p text:style-name="P35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5">Blizzard (Energy 30, CD 4, Range 5): Deal 10 Frost Damage and apply Chilled to all enemies in a 3x3 area. </text:p>
            </text:list-item>
            <text:list-item>
              <text:p text:style-name="P35"><text:soft-page-break/>Frost Armour (Energy 20, CD 3, Range 3): Give an ally 5 block. Removes Burning </text:p>
            </text:list-item>
            <text:list-item>
              <text:p text:style-name="P35">Frost Bolt (Energy 10, CD 4, Range 5) Deal 4 magic damage and apply Crippled.</text:p>
            </text:list-item>
            <text:list-item>
              <text:p text:style-name="P35">Glacial Burst (Energy 30, CD 3): Deal 5 Frost damage to a random enemy within your melee range 3 times.</text:p>
            </text:list-item>
            <text:list-item>
              <text:p text:style-name="P35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5">Thaw (Energy 30, CD 3, Range 5): Deal 10 Frost damage to a target. If they are 'Chilled', refund the energy cost</text:p>
            </text:list-item>
            <text:list-item>
              <text:p text:style-name="P35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4567017912444464496" text:style-name="L8">
        <text:list-item>
          <text:list>
            <text:list-item>
              <text:p text:style-name="P23">Level 1</text:p>
            </text:list-item>
            <text:list-item>
              <text:p text:style-name="P36">Snipe (Energy 20, CD 2, Range 7): Deal 140% weapon damage to a target. Requires a ranged weapon.</text:p>
            </text:list-item>
            <text:list-item>
              <text:p text:style-name="P36">Haste (Energy 10, CD 2, Range 3): Give an ally +1 mobility and initiative</text:p>
            </text:list-item>
            <text:list-item>
              <text:p text:style-name="P36">Impaling Bolt (Energy 30, CD 4, Range 5): Deal 100% weapon damage and apply 3 knock back</text:p>
            </text:list-item>
            <text:list-item>
              <text:p text:style-name="P36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6">Steady Hands (Energy 10, CD 3, Range 3) Give a target +2 range with Ranged Attacks for one Activation</text:p>
            </text:list-item>
            <text:list-item>
              <text:p text:style-name="P36">Head Shot (Energy 30, CD 4, Range 5): Deal 200% weapon damage</text:p>
            </text:list-item>
            <text:list-item>
              <text:p text:style-name="P36">Forest Medicine (Energy 20, CD 3, Range 3):Give an ally 5 block. Removes 'Poisoned' </text:p>
            </text:list-item>
            <text:list-item>
              <text:p text:style-name="P36">Tree Leap (Energy 10, CD 4, Range 4) Teleport to a grass tile within 4.</text:p>
            </text:list-item>
            <text:list-item>
              <text:p text:style-name="P36">Concentration (Energy 10): Your ranged attacks have +20 Critical Chance and cannot be Dodged.</text:p>
            </text:list-item>
            <text:list-item>
              <text:p text:style-name="P23">Level 3</text:p>
            </text:list-item>
            <text:list-item>
              <text:p text:style-name="P36">Rapid Fire (Energy X, CD 4, Range 5) Spend all your energy. For every 10 Energy spent, deal 100% weapon damage to a target.</text:p>
            </text:list-item>
            <text:list-item>
              <text:p text:style-name="P36">Overwatch (Energy 20, CD 1): Deal 140% weapon damage to the first enemy that moves within range of your weapon.</text:p>
            </text:list-item>
            <text:list-item>
              <text:p text:style-name="P36">Hawk Eye (2) (Passive): Your ranged attacks have +2 range.</text:p>
            </text:list-item>
          </text:list>
        </text:list-item>
      </text:list>
      <text:p text:style-name="P1"><text:soft-page-break/></text:p>
      <text:p text:style-name="P10">Manipulation</text:p>
      <text:p text:style-name="P4">Passive Per Point Bonus: <text:span text:style-name="T1">+10 Dodge Chance</text:span></text:p>
      <text:list xml:id="list8899226375283162936" text:style-name="L9">
        <text:list-item>
          <text:list>
            <text:list-item>
              <text:p text:style-name="P24">Level 1</text:p>
            </text:list-item>
            <text:list-item>
              <text:p text:style-name="P37">Telekinesis (Energy 0, CD 2, range 5): Teleport a target anywhere within 2 of its current poisition</text:p>
            </text:list-item>
            <text:list-item>
              <text:p text:style-name="P37">Flux (Passive): Your first 'Move' ability each activation costs 0 energy</text:p>
            </text:list-item>
            <text:list-item>
              <text:p text:style-name="P37">Dimensional Blast(Energy 20, CD 1, Range 5): Deal 8 damage of a random element type to a target.</text:p>
            </text:list-item>
            <text:list-item>
              <text:p text:style-name="P37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7">Phase Shift (Energy 30, CD 5, Range 5): Switch locations with a target character. </text:p>
            </text:list-item>
            <text:list-item>
              <text:p text:style-name="P37">Burst of Knowledge (Energy 10, CD 3, Range 3): Give an ally +4 Temporary Wisdom</text:p>
            </text:list-item>
            <text:list-item>
              <text:p text:style-name="P37">Blink (Energy 10, CD 2): Teleport to a location within 2 of your current position</text:p>
            </text:list-item>
            <text:list-item>
              <text:p text:style-name="P37">Quick Reflexes / Phasing (Passive): The first time this character is attacked each turn cycle, it teleports to a random tile within 2 of its current location.</text:p>
            </text:list-item>
            <text:list-item>
              <text:p text:style-name="P37">Infuse (Energy 10): +20 all resistances</text:p>
            </text:list-item>
            <text:list-item>
              <text:p text:style-name="P24">Level 3</text:p>
            </text:list-item>
            <text:list-item>
              <text:p text:style-name="P37">Ethereal Being (Passive): You ignore all obstacles when determining line of sight. You can walk through trees and over water.</text:p>
            </text:list-item>
            <text:list-item>
              <text:p text:style-name="P37">Time Warp (Energy 40, CD 5, Range 3): When target character finishes their next activation, they activate again.</text:p>
            </text:list-item>
            <text:list-item>
              <text:p text:style-name="P37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4679025248788691361" text:style-name="L10">
        <text:list-item>
          <text:list>
            <text:list-item>
              <text:p text:style-name="P25">Level 1</text:p>
            </text:list-item>
            <text:list-item>
              <text:p text:style-name="P38">Holy Fire (Energy 20, CD 1, Range 3) Deal 6 fire damage to an enemy, or give an ally 6 block.</text:p>
            </text:list-item>
            <text:list-item>
              <text:p text:style-name="P38">Inspire (Energy 10, CD 1, Range 3) Give an ally +2 strength.</text:p>
            </text:list-item>
            <text:list-item>
              <text:p text:style-name="P38">Consecrate (Energy 20, CD 1) Deal 5 fire damage to all enemies and give +10 Energy to all allies within your melee range.</text:p>
            </text:list-item>
            <text:list-item>
              <text:p text:style-name="P38"><text:soft-page-break/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8">Invigorate (Energy 0, CD 2, Range 3) Give an ally +20 Energy</text:p>
            </text:list-item>
            <text:list-item>
              <text:p text:style-name="P38">Bless (Energy 10, CD 3, Range 3): Removes Weakened and Vulnerable and Stunned from an ally</text:p>
            </text:list-item>
            <text:list-item>
              <text:p text:style-name="P38">Radiance (Passive): Increase the range of your aura effects by 1</text:p>
            </text:list-item>
            <text:list-item>
              <text:p text:style-name="P38">Blinding Light (Energy 30, CD 4, Range 5): Deal 10 Fire damage and apply 'Blind' to all enemies in a 3x3 area.</text:p>
            </text:list-item>
            <text:list-item>
              <text:p text:style-name="P38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8">Transcendence (Energy 40, CD 5, Range 4): Target ally becomes immune to all damage until the end of the current turn cycle.</text:p>
            </text:list-item>
            <text:list-item>
              <text:p text:style-name="P38">Sacred Aura (Passive): On activation end, remove Stun, Crippled, Blind, Disarmed, Confused, and Terrified from all allies withn (aura size)</text:p>
            </text:list-item>
            <text:list-item>
              <text:p text:style-name="P38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3219974708555896273" text:style-name="L11">
        <text:list-item>
          <text:list>
            <text:list-item>
              <text:p text:style-name="P26">Level 1</text:p>
            </text:list-item>
            <text:list-item>
              <text:p text:style-name="P39">Shadow Blast (Energy 20, CD 1, Range 5) Deal 8 magic damage to a target and apply 1 'Knock Back'</text:p>
            </text:list-item>
            <text:list-item>
              <text:p text:style-name="P39">Shroud (Energy 10, CD 3, Range 3): Give an ally 'Camoflage' </text:p>
            </text:list-item>
            <text:list-item>
              <text:p text:style-name="P39">Hex (Energy 20, CD 4, Range 5): Apply 1 weakened and 1 vulnerable to a target</text:p>
            </text:list-item>
            <text:list-item>
              <text:p text:style-name="P39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9">Chaos Bolt (Energy 30, CD 4, Range 5): Deal 10 shadow damage to a target and apply 1 Vulnerable.</text:p>
            </text:list-item>
            <text:list-item>
              <text:p text:style-name="P39">Nightmare (Energy 10, CD 5, Range 3): Apply 1 'Sleep' to a target.</text:p>
            </text:list-item>
            <text:list-item>
              <text:p text:style-name="P39">Rain Of Chaos (Energy 30, CD 5, Range 5): Deal 10 shadow damage and apply 1 Weakened to all characters in a 3x3 area.</text:p>
            </text:list-item>
            <text:list-item>
              <text:p text:style-name="P39">Shadow Wreath (Energy 10): Your melee attacks deal Shadow Damage</text:p>
            </text:list-item>
            <text:list-item>
              <text:p text:style-name="P26">Level 3</text:p>
            </text:list-item>
            <text:list-item>
              <text:p text:style-name="P39"><text:soft-page-break/>Shadow Form (Passive): +20 Shadow Resistance. Increase all shadow damage dealt by 20%</text:p>
            </text:list-item>
            <text:list-item>
              <text:p text:style-name="P39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Passive Per Point Bonus: <text:span text:style-name="T1">+5% Poison Damage, +5 Poison Resistance</text:span></text:p>
      <text:list xml:id="list6829009098791043347" text:style-name="L12">
        <text:list-item>
          <text:list>
            <text:list-item>
              <text:p text:style-name="P27">Level 1</text:p>
            </text:list-item>
            <text:list-item>
              <text:p text:style-name="P40">Poisonous (Passive): Your attacks that reduce health apply 1 'Poison'.</text:p>
            </text:list-item>
            <text:list-item>
              <text:p text:style-name="P40">Blight (Energy 10, CD 1, Range 5): Apply 1 poison to a target. </text:p>
            </text:list-item>
            <text:list-item>
              <text:p text:style-name="P40">Blood Offering (Energy 0, CD 1): Lose 3 Heath. Gain +20 Energy</text:p>
            </text:list-item>
            <text:list-item>
              <text:p text:style-name="P40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40">Venomous (Passive): Whenever you apply 'Poison', apply 1 extra stack.</text:p>
            </text:list-item>
            <text:list-item>
              <text:p text:style-name="P40">Noxious Fumes (Energy 20, CD 2): Deal 6 poison damage to adjacent enemies and apply 1 poison</text:p>
            </text:list-item>
            <text:list-item>
              <text:p text:style-name="P40">Toxic Eruption (Energy 30, CD 4, Range 5) Deal 10 poison damage and apply 1 poison to all enemies in a 3x3 area. </text:p>
            </text:list-item>
            <text:list-item>
              <text:p text:style-name="P40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40">Drain (Energy 10, CD 3, Range 3): Remove all poison from an enemy. Deal poison damage equal to the amount of poison removed.</text:p>
            </text:list-item>
            <text:list-item>
              <text:p text:style-name="P40">Toxicity (Passive): +20 Poison resistance. Increase all poison damage dealt by 20%.</text:p>
            </text:list-item>
            <text:list-item>
              <text:p text:style-name="P40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5165014488718437866" text:style-name="L13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1">Spirit Surge (Energy 10, CD 1, Range 3): Give an ally +1 Dexterity, Strength and Wisdom.</text:p>
            </text:list-item>
            <text:list-item>
              <text:p text:style-name="P41">Lightning Bolt (Energy 20, CD 1, Range 5): Deal 8 Air Damage to a target and apply 'Shocked'.</text:p>
            </text:list-item>
            <text:list-item>
              <text:p text:style-name="P41"><text:soft-page-break/>Thunder Strike (Energy 20, CD 1): Deal 140% weapon damage and apply 'Shocked'.</text:p>
            </text:list-item>
            <text:list-item>
              <text:p text:style-name="P41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1">Spirit Vision : Give an ally 'True Sight' for until the end of their activation</text:p>
            </text:list-item>
            <text:list-item>
              <text:p text:style-name="P41">Primal Rage (Energy 10, CD 3, Range 3): Give an ally +4 Temporary Strength.</text:p>
            </text:list-item>
            <text:list-item>
              <text:p text:style-name="P41">Chain Lightning (Energy 30, CD 3, Range 5): Deal 4 Air Damage to a target. Jumps to a random adjacent enemy up to 2 more times.</text:p>
            </text:list-item>
            <text:list-item>
              <text:p text:style-name="P41">Thunder Storm (Energy 30, CD 4, Range 5): Deal 10 Air damage to all enemies in a 3x3 area and apply 1 'Shocked'</text:p>
            </text:list-item>
            <text:list-item>
              <text:p text:style-name="P41">Overload (Energy 10): Your Melee Attacks deal Air Damage.</text:p>
            </text:list-item>
            <text:list-item>
              <text:p text:style-name="P28">Level 3</text:p>
            </text:list-item>
            <text:list-item>
              <text:p text:style-name="P41">Concealing Clouds (Energy 20, CD 4, Range 3): Give Camoflage to all characters in a 3x3 area.</text:p>
            </text:list-item>
            <text:list-item>
              <text:p text:style-name="P41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41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4546826858870999374" text:style-name="L14">
        <text:list-item>
          <text:p text:style-name="P78">Create ability SO</text:p>
        </text:list-item>
        <text:list-item>
          <text:p text:style-name="P78">put SO in ability library list</text:p>
        </text:list-item>
        <text:list-item>
          <text:p text:style-name="P78">Create Methods</text:p>
          <text:list>
            <text:list-item>
              <text:p text:style-name="P78">defender.OnAbilityNameButtonClicked</text:p>
            </text:list-item>
            <text:list-item>
              <text:p text:style-name="P78">defender.StartAbilityProcess</text:p>
            </text:list-item>
            <text:list-item>
              <text:p text:style-name="P78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2562137889077150519" text:style-name="L15">
        <text:list-item>
          <text:p text:style-name="P42"><text:span text:style-name="T2">Knight </text:span>(+2 Guardian, +1 Duelist</text:p>
          <text:list>
            <text:list-item>
              <text:list>
                <text:list-item>
                  <text:p text:style-name="P42"><text:soft-page-break/>Cautious (passive)</text:p>
                </text:list-item>
                <text:list-item>
                  <text:p text:style-name="P42">Dash</text:p>
                </text:list-item>
                <text:list-item>
                  <text:p text:style-name="P42">Provoke</text:p>
                </text:list-item>
                <text:list-item>
                  <text:p text:style-name="P42">Guard</text:p>
                </text:list-item>
              </text:list>
            </text:list-item>
          </text:list>
        </text:list-item>
      </text:list>
      <text:p text:style-name="P1"/>
      <text:list xml:id="list43531927" text:continue-numbering="true" text:style-name="L15">
        <text:list-item>
          <text:p text:style-name="P42"><text:span text:style-name="T2">Barbarian </text:span>(+2 Brawler, +1 Corruption)</text:p>
          <text:list>
            <text:list-item>
              <text:p text:style-name="P42">Tenacious (passive)</text:p>
            </text:list-item>
            <text:list-item>
              <text:p text:style-name="P42">Whirlwind</text:p>
            </text:list-item>
            <text:list-item>
              <text:p text:style-name="P42">Blood Lust</text:p>
            </text:list-item>
            <text:list-item>
              <text:p text:style-name="P42">Charge</text:p>
            </text:list-item>
          </text:list>
        </text:list-item>
      </text:list>
      <text:p text:style-name="P1"/>
      <text:list xml:id="list8746823726769594998" text:style-name="L16">
        <text:list-item>
          <text:p text:style-name="P43"><text:span text:style-name="T2">Spell Blade </text:span>(+2 Pyromancer, +1 Brawler)</text:p>
          <text:list>
            <text:list-item>
              <text:p text:style-name="P43">Fiery Presence (Passive)</text:p>
            </text:list-item>
            <text:list-item>
              <text:p text:style-name="P43">Pheonix Dive</text:p>
            </text:list-item>
            <text:list-item>
              <text:p text:style-name="P43">Whirlwind</text:p>
            </text:list-item>
            <text:list-item>
              <text:p text:style-name="P43">Fire Nova</text:p>
            </text:list-item>
          </text:list>
        </text:list-item>
      </text:list>
      <text:p text:style-name="P1"/>
      <text:list xml:id="list7228692859413313496" text:style-name="L17">
        <text:list-item>
          <text:p text:style-name="P44"><text:span text:style-name="T2">Mage </text:span>(+1 Pyromancer, +1 Manipulation, +1 Cyromancy)</text:p>
          <text:list>
            <text:list-item>
              <text:p text:style-name="P44">Starting Abilities</text:p>
              <text:list>
                <text:list-item>
                  <text:p text:style-name="P44">Flux (passive)</text:p>
                </text:list-item>
                <text:list-item>
                  <text:p text:style-name="P44">Fire Ball</text:p>
                </text:list-item>
                <text:list-item>
                  <text:p text:style-name="P44">Frost Nova</text:p>
                </text:list-item>
                <text:list-item>
                  <text:p text:style-name="P44">Telekinesis</text:p>
                </text:list-item>
              </text:list>
            </text:list-item>
          </text:list>
        </text:list-item>
      </text:list>
      <text:p text:style-name="P1"/>
      <text:list xml:id="list5151475142413379545" text:style-name="L18">
        <text:list-item>
          <text:p text:style-name="P45"><text:span text:style-name="T2">Shadow Blade</text:span> (+3 Assassin)</text:p>
          <text:list>
            <text:list-item>
              <text:p text:style-name="P45">Opportunist <text:s/>(passive)</text:p>
            </text:list-item>
            <text:list-item>
              <text:p text:style-name="P45">Vanish</text:p>
            </text:list-item>
            <text:list-item>
              <text:p text:style-name="P45">Cheap Shot</text:p>
            </text:list-item>
            <text:list-item>
              <text:p text:style-name="P45">Shadow Step</text:p>
              <text:p text:style-name="P45"><text:soft-page-break/></text:p>
            </text:list-item>
          </text:list>
        </text:list-item>
      </text:list>
      <text:list xml:id="list919563947550502077" text:style-name="L19">
        <text:list-item>
          <text:p text:style-name="P46"><text:span text:style-name="T2">Rogue</text:span> (+1 Assassin, +1 Duelist, +1 Corruption)</text:p>
          <text:list>
            <text:list-item>
              <text:p text:style-name="P46">Poisonous (passive)</text:p>
            </text:list-item>
            <text:list-item>
              <text:p text:style-name="P46">Dash</text:p>
            </text:list-item>
            <text:list-item>
              <text:p text:style-name="P46">Blood Lust</text:p>
            </text:list-item>
            <text:list-item>
              <text:p text:style-name="P46">Shank </text:p>
            </text:list-item>
          </text:list>
        </text:list-item>
      </text:list>
      <text:p text:style-name="P1"/>
      <text:list xml:id="list1643713249390691577" text:style-name="L20">
        <text:list-item>
          <text:p text:style-name="P47"><text:span text:style-name="T2">Priest</text:span> (+2 Divinity, +1 Shadowcraft) </text:p>
          <text:list>
            <text:list-item>
              <text:p text:style-name="P47">Holy Fire</text:p>
            </text:list-item>
            <text:list-item>
              <text:p text:style-name="P47">Invigorate</text:p>
            </text:list-item>
            <text:list-item>
              <text:p text:style-name="P47">Shroud</text:p>
            </text:list-item>
            <text:list-item>
              <text:p text:style-name="P47">Encouraging Presence (Passive)</text:p>
            </text:list-item>
          </text:list>
        </text:list-item>
      </text:list>
      <text:p text:style-name="P1"/>
      <text:list xml:id="list1145342849410326424" text:style-name="L21">
        <text:list-item>
          <text:p text:style-name="P48"><text:span text:style-name="T2">Monk </text:span>(+1 Divinity, +1 Duelist, +1 Brawler)</text:p>
          <text:list>
            <text:list-item>
              <text:p text:style-name="P48">Encouraging Presence (Passive)</text:p>
            </text:list-item>
            <text:list-item>
              <text:p text:style-name="P48">Consecrate</text:p>
            </text:list-item>
            <text:list-item>
              <text:p text:style-name="P48">Whirlwind</text:p>
            </text:list-item>
            <text:list-item>
              <text:p text:style-name="P48">Dash</text:p>
            </text:list-item>
          </text:list>
        </text:list-item>
      </text:list>
      <text:p text:style-name="P1"/>
      <text:list xml:id="list3925454043574715707" text:style-name="L22">
        <text:list-item>
          <text:p text:style-name="P49"><text:span text:style-name="T2">Paladin</text:span> (+1 Guardian, <text:s/>+2 Divinity)</text:p>
          <text:list>
            <text:list-item>
              <text:p text:style-name="P49">Encouraging Presence (Passive)</text:p>
            </text:list-item>
            <text:list-item>
              <text:p text:style-name="P49">Invigorate</text:p>
            </text:list-item>
            <text:list-item>
              <text:p text:style-name="P49">Sword and Board</text:p>
            </text:list-item>
            <text:list-item>
              <text:p text:style-name="P49">Inspire</text:p>
            </text:list-item>
          </text:list>
        </text:list-item>
      </text:list>
      <text:p text:style-name="P1"/>
      <text:list xml:id="list560665614924797004" text:style-name="L23">
        <text:list-item>
          <text:p text:style-name="P50"><text:span text:style-name="T2">Wayfarer</text:span> (+2 Ranger, +1 Manipulation)</text:p>
          <text:list>
            <text:list-item>
              <text:p text:style-name="P50">Fleet Footed (Passive)</text:p>
            </text:list-item>
            <text:list-item>
              <text:p text:style-name="P50">Haste</text:p>
            </text:list-item>
            <text:list-item>
              <text:p text:style-name="P50">Steady Hands</text:p>
            </text:list-item>
            <text:list-item>
              <text:p text:style-name="P50"><text:soft-page-break/>Telekinesis</text:p>
            </text:list-item>
          </text:list>
        </text:list-item>
      </text:list>
      <text:p text:style-name="P1"/>
      <text:list xml:id="list7894698032677084369" text:style-name="L24">
        <text:list-item>
          <text:p text:style-name="P51"><text:span text:style-name="T2">Marksman </text:span>(+2 Ranger, + 1 Assassin)</text:p>
          <text:list>
            <text:list-item>
              <text:p text:style-name="P51">Ambusher (Passive)</text:p>
            </text:list-item>
            <text:list-item>
              <text:p text:style-name="P51">Vanish</text:p>
            </text:list-item>
            <text:list-item>
              <text:p text:style-name="P51">Snipe</text:p>
            </text:list-item>
            <text:list-item>
              <text:p text:style-name="P51">Head Shot</text:p>
            </text:list-item>
          </text:list>
        </text:list-item>
      </text:list>
      <text:p text:style-name="P1"/>
      <text:list xml:id="list2007185110507964008" text:style-name="L25">
        <text:list-item>
          <text:p text:style-name="P52"><text:span text:style-name="T2">Warlock</text:span> (+2 Corruption, +1 Shadowcraft)</text:p>
          <text:list>
            <text:list-item>
              <text:p text:style-name="P52">Venomous (Passive)</text:p>
            </text:list-item>
            <text:list-item>
              <text:p text:style-name="P52">Blight</text:p>
            </text:list-item>
            <text:list-item>
              <text:p text:style-name="P52">Noxious Fumes</text:p>
            </text:list-item>
            <text:list-item>
              <text:p text:style-name="P52">Hex</text:p>
            </text:list-item>
          </text:list>
        </text:list-item>
      </text:list>
      <text:p text:style-name="P2"/>
      <text:p text:style-name="P9">New States System</text:p>
      <text:list xml:id="list580781889538358663" text:style-name="L26">
        <text:list-item>
          <text:p text:style-name="P79">States are temporary or permanent buffs and debuffs effect that apply a party wide effect</text:p>
        </text:list-item>
        <text:list-item>
          <text:p text:style-name="P79">States can be obtained from choosing certain outcomes during mystery events, camp sites, and boss fights</text:p>
        </text:list-item>
        <text:list-item>
          <text:p text:style-name="P79">All states have an expiration condition, or are apply permanently</text:p>
        </text:list-item>
        <text:list-item>
          <text:p text:style-name="P79">Negative states can be removed at shop by paying 100g</text:p>
        </text:list-item>
        <text:list-item>
          <text:p text:style-name="P79">Camp Site State Ideas</text:p>
          <text:list>
            <text:list-item>
              <text:p text:style-name="P79">Well Fed (Duration: 1 combats): All party members have +2 strength and wisdom</text:p>
            </text:list-item>
            <text:list-item>
              <text:p text:style-name="P79">Well Rested (Duration: 1 combats): All party members have +10 Stamina</text:p>
            </text:list-item>
          </text:list>
        </text:list-item>
      </text:list>
      <text:list xml:id="list4807465901221532063" text:style-name="L27">
        <text:list-item>
          <text:p text:style-name="P80">Negative State ideas</text:p>
          <text:list>
            <text:list-item>
              <text:p text:style-name="P80">Exhausted (Duration: Permanent): All party members have -10 Stamina</text:p>
            </text:list-item>
            <text:list-item>
              <text:p text:style-name="P80">Tired (Duration: Permanent): All party members have -1 Mobility and Initiative</text:p>
            </text:list-item>
          </text:list>
        </text:list-item>
      </text:list>
      <text:list xml:id="list5344550278727622375" text:style-name="L28">
        <text:list-item>
          <text:p text:style-name="P81">Boss Reward State Ideas</text:p>
          <text:list>
            <text:list-item>
              <text:p text:style-name="P81">Blessing of the King: +10 Stamina and Max Energy</text:p>
            </text:list-item>
            <text:list-item>
              <text:p text:style-name="P81">Incorruptable: +15 Stamina and Max Energy. You cannot gain gold</text:p>
            </text:list-item>
            <text:list-item>
              <text:p text:style-name="P81"><text:soft-page-break/>Vindicated: +15 Stamina and Max Energy. Item reward screens have only 1 option.</text:p>
            </text:list-item>
            <text:list-item>
              <text:p text:style-name="P81">Treasure Lust: +15 Stamina and Max Energy. Whenever you open a chest, gain a random negative state.</text:p>
            </text:list-item>
            <text:list-item>
              <text:p text:style-name="P81">Fuming Rage: +15 Stamina and Max Energy. You can no longer train or rest at campsites.</text:p>
            </text:list-item>
            <text:list-item>
              <text:p text:style-name="P81">Blessing of the Gods: The next 3 times a party member dies in combat, revive them at 50% health.</text:p>
            </text:list-item>
            <text:list-item>
              <text:p text:style-name="P81">Enlightened: All experience gains are increased by 50%</text:p>
            </text:list-item>
            <text:list-item>
              <text:p text:style-name="P81">Hyper Efficient: You have 6 Activity Points at camp sites instead of 3</text:p>
            </text:list-item>
            <text:list-item>
              <text:p text:style-name="P81">Famous: The price of everything in shops is reduced by 50%.</text:p>
            </text:list-item>
            <text:list-item>
              <text:p text:style-name="P81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907990336674646621" text:style-name="L29">
        <text:list-item>
          <text:p text:style-name="P82">Features of the new shop</text:p>
          <text:list>
            <text:list-item>
              <text:p text:style-name="P82">Player can buy items</text:p>
              <text:list>
                <text:list-item>
                  <text:p text:style-name="P82">shop auto generates 8 random different items: 5 common, 2 rare, 1 epic.</text:p>
                </text:list-item>
              </text:list>
            </text:list-item>
          </text:list>
        </text:list-item>
      </text:list>
      <text:list xml:id="list5604041777567253712" text:style-name="L30">
        <text:list-item>
          <text:p text:style-name="P83">Player can remove states</text:p>
          <text:list>
            <text:list-item>
              <text:p text:style-name="P83">Player can pay 100g to remove a state</text:p>
            </text:list-item>
          </text:list>
        </text:list-item>
      </text:list>
      <text:list xml:id="list691432877857070278" text:style-name="L31">
        <text:list-item>
          <text:p text:style-name="P84">Player can buy spell books</text:p>
          <text:list>
            <text:list-item>
              <text:p text:style-name="P84">shop auto generates 8 spell books: 3 tier one, 3 tier two, and 2 tier 3</text:p>
            </text:list-item>
            <text:list-item>
              <text:p text:style-name="P84">shop only picks a spell book from a certain school once.</text:p>
              <text:list>
                <text:list-item>
                  <text:p text:style-name="P84">The schools chosen are randomly selected</text:p>
                </text:list-item>
              </text:list>
            </text:list-item>
          </text:list>
        </text:list-item>
      </text:list>
      <text:list xml:id="list7197659936801743339" text:style-name="L32">
        <text:list-item>
          <text:p text:style-name="P85">Spell book costs</text:p>
          <text:list>
            <text:list-item>
              <text:p text:style-name="P85">tier 1: 30-45g</text:p>
            </text:list-item>
            <text:list-item>
              <text:p text:style-name="P85">tier 2: 45-60g</text:p>
            </text:list-item>
            <text:list-item>
              <text:p text:style-name="P85">tier 3: 60-75g</text:p>
            </text:list-item>
          </text:list>
        </text:list-item>
      </text:list>
      <text:list xml:id="list3720831894782317091" text:style-name="L33">
        <text:list-item>
          <text:p text:style-name="P86">Player can buy consumables</text:p>
          <text:list>
            <text:list-item>
              <text:p text:style-name="P86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1268668422844972212" text:style-name="L34">
        <text:list-item>
          <text:p text:style-name="P53"><text:soft-page-break/>Elites and bosses have a 100% chance to drop a consumble, normal enemies have 20%</text:p>
        </text:list-item>
        <text:list-item>
          <text:p text:style-name="P53">Consumables can also be bought from shops</text:p>
        </text:list-item>
        <text:list-item>
          <text:p text:style-name="P53">Consumable Ideas</text:p>
          <text:list>
            <text:list-item>
              <text:p text:style-name="P53">Blink Potion</text:p>
              <text:list>
                <text:list-item>
                  <text:p text:style-name="P53"><text:s/>Teleport a character to any position within 3 of its location.</text:p>
                </text:list-item>
              </text:list>
            </text:list-item>
            <text:list-item>
              <text:p text:style-name="P53">Flask of Rage</text:p>
              <text:list>
                <text:list-item>
                  <text:p text:style-name="P53">Give a character +3 strength until the end of combat.</text:p>
                </text:list-item>
              </text:list>
            </text:list-item>
            <text:list-item>
              <text:p text:style-name="P53">Clarity Potion </text:p>
              <text:list>
                <text:list-item>
                  <text:p text:style-name="P53">Give a character +3 wisdom until the end of combat.</text:p>
                </text:list-item>
              </text:list>
            </text:list-item>
            <text:list-item>
              <text:p text:style-name="P53">Adrenaline Shot</text:p>
              <text:list>
                <text:list-item>
                  <text:p text:style-name="P53">Give a character +40 Energy</text:p>
                </text:list-item>
              </text:list>
            </text:list-item>
            <text:list-item>
              <text:p text:style-name="P53">Hand Cannon</text:p>
              <text:list>
                <text:list-item>
                  <text:p text:style-name="P53">Deal 15 physical damage to a target</text:p>
                </text:list-item>
              </text:list>
            </text:list-item>
          </text:list>
        </text:list-item>
      </text:list>
      <text:list xml:id="list6756497978261437108" text:style-name="L35">
        <text:list-item>
          <text:p text:style-name="P54">Molotov</text:p>
          <text:list>
            <text:list-item>
              <text:p text:style-name="P54">Deal 5 Fire damage to all characters in a 3x3 area and apply 1 burning.</text:p>
            </text:list-item>
          </text:list>
        </text:list-item>
      </text:list>
      <text:list xml:id="list8944139021687158885" text:style-name="L36">
        <text:list-item>
          <text:p text:style-name="P55">Bottled Frost</text:p>
          <text:list>
            <text:list-item>
              <text:p text:style-name="P55">Apply pinned to all characters in a 3x3 area</text:p>
            </text:list-item>
          </text:list>
        </text:list-item>
      </text:list>
      <text:list xml:id="list2642410046663958185" text:style-name="L37">
        <text:list-item>
          <text:p text:style-name="P56">Poison Grenade</text:p>
          <text:list>
            <text:list-item>
              <text:p text:style-name="P56">Apply 2 poison to all characters in a 3x3 area</text:p>
            </text:list-item>
          </text:list>
        </text:list-item>
      </text:list>
      <text:list xml:id="list231998715406323047" text:style-name="L38">
        <text:list-item>
          <text:p text:style-name="P57">Love Potion</text:p>
          <text:list>
            <text:list-item>
              <text:p text:style-name="P87">Apply 'Stunned' to a target</text:p>
            </text:list-item>
          </text:list>
        </text:list-item>
      </text:list>
      <text:list xml:id="list4449123571201024932" text:style-name="L39">
        <text:list-item>
          <text:p text:style-name="P88">Dynamite</text:p>
          <text:list>
            <text:list-item>
              <text:p text:style-name="P88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4322026766293545104" text:style-name="L40">
        <text:list-item>
          <text:p text:style-name="P58">During the character creation stage, the player may choose a characters race aswell as its class preset</text:p>
        </text:list-item>
        <text:list-item>
          <text:p text:style-name="P58">Each race has its own passive trait or bonus, as well as changing the appearance</text:p>
        </text:list-item>
        <text:list-item>
          <text:p text:style-name="P58">Each race could also have its own racial ability? (maybe that overcomplicates things)</text:p>
        </text:list-item>
        <text:list-item>
          <text:p text:style-name="P58"><text:soft-page-break/>Race / Racial Bonus Ideas</text:p>
          <text:list>
            <text:list-item>
              <text:p text:style-name="P58">Human</text:p>
              <text:list>
                <text:list-item>
                  <text:p text:style-name="P58">Cunning (+2 initiative during first turn)</text:p>
                </text:list-item>
              </text:list>
            </text:list-item>
            <text:list-item>
              <text:p text:style-name="P58">Wood Elf</text:p>
              <text:list>
                <text:list-item>
                  <text:p text:style-name="P58">Ambusher +10</text:p>
                </text:list-item>
              </text:list>
            </text:list-item>
            <text:list-item>
              <text:p text:style-name="P58">Dwarf</text:p>
              <text:list>
                <text:list-item>
                  <text:p text:style-name="P58">Immune to stun</text:p>
                </text:list-item>
              </text:list>
            </text:list-item>
            <text:list-item>
              <text:p text:style-name="P58">Undead</text:p>
              <text:list>
                <text:list-item>
                  <text:p text:style-name="P58">Immune to 'Poisoned'</text:p>
                </text:list-item>
              </text:list>
            </text:list-item>
            <text:list-item>
              <text:p text:style-name="P58">Dragonkin</text:p>
              <text:list>
                <text:list-item>
                  <text:p text:style-name="P58">20% fire resistance</text:p>
                </text:list-item>
              </text:list>
            </text:list-item>
            <text:list-item>
              <text:p text:style-name="P58">Orc</text:p>
              <text:list>
                <text:list-item>
                  <text:p text:style-name="P58">Hardy (+10 physical resistance)</text:p>
                </text:list-item>
              </text:list>
            </text:list-item>
            <text:list-item>
              <text:p text:style-name="P58">Ent</text:p>
              <text:list>
                <text:list-item>
                  <text:p text:style-name="P58">Thorns +3</text:p>
                </text:list-item>
              </text:list>
            </text:list-item>
            <text:list-item>
              <text:p text:style-name="P58">Goblin</text:p>
              <text:list>
                <text:list-item>
                  <text:p text:style-name="P58">Nimble (+10 dodge and parry chance)</text:p>
                </text:list-item>
              </text:list>
            </text:list-item>
            <text:list-item>
              <text:p text:style-name="P58">Golem</text:p>
              <text:list>
                <text:list-item>
                  <text:p text:style-name="P58"/>
                </text:list-item>
              </text:list>
            </text:list-item>
            <text:list-item>
              <text:p text:style-name="P58">Satyr</text:p>
              <text:list>
                <text:list-item>
                  <text:p text:style-name="P58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7988037291165399361" text:style-name="L41">
        <text:list-item>
          <text:p text:style-name="P89">Strength: Each point increases the base damage of melee attacks by 1</text:p>
        </text:list-item>
        <text:list-item>
          <text:p text:style-name="P89">Wisdom: Each point increases all fire, shadow, frost, poison and air damage by 1.</text:p>
        </text:list-item>
        <text:list-item>
          <text:p text:style-name="P89">Mobility: Each point increase distance in tiles a character can travel with movement abilities by 1</text:p>
        </text:list-item>
        <text:list-item>
          <text:p text:style-name="P89"><text:soft-page-break/>Initiative: Each point adds +1 to your activation order roll on each turn.</text:p>
        </text:list-item>
        <text:list-item>
          <text:p text:style-name="P89">Dexterity: Each point increase the block gained by abilities and passive effects by 1</text:p>
        </text:list-item>
        <text:list-item>
          <text:p text:style-name="P89">Stamina: Each point increase the amount of energy gained on activation start by 1</text:p>
        </text:list-item>
      </text:list>
      <text:p text:style-name="P5"/>
      <text:p text:style-name="P6">Secondary Stats</text:p>
      <text:list xml:id="list3226204087894811179" text:style-name="L42">
        <text:list-item>
          <text:p text:style-name="P90">Dodge: Each point increase your chance to completely avoid damage from ranged attacks by 1%</text:p>
        </text:list-item>
        <text:list-item>
          <text:p text:style-name="P90">Parry:Each point increase your chance to completely avoid damage from melee attacks by 1%</text:p>
        </text:list-item>
        <text:list-item>
          <text:p text:style-name="P90">Aura Size: Each point increases the range (in tiles) of your 'Aura' effects</text:p>
        </text:list-item>
        <text:list-item>
          <text:p text:style-name="P90">Critical:Each point increase your chance to deal 50% additional damage with attacks by 1%</text:p>
        </text:list-item>
        <text:list-item>
          <text:p text:style-name="P90">Melee Attack Crit (Hidden)</text:p>
        </text:list-item>
        <text:list-item>
          <text:p text:style-name="P90">Ranged Attack Crit (Hidden)</text:p>
        </text:list-item>
      </text:list>
      <text:p text:style-name="P5"/>
      <text:p text:style-name="P6">Resistances</text:p>
      <text:list xml:id="list1599396860644859984" text:style-name="L43">
        <text:list-item>
          <text:p text:style-name="P91">Resistances cannot be less then 0%, or more than 100%</text:p>
        </text:list-item>
        <text:list-item>
          <text:p text:style-name="P91">Resistances are calculated BEFORE percentage modifying effects like Vulnerable, Critical, etc</text:p>
        </text:list-item>
        <text:list-item>
          <text:p text:style-name="P91">Resistance Types: Physical, Fire, Frost, Shadow, Air, Poison</text:p>
        </text:list-item>
      </text:list>
      <text:p text:style-name="P5"/>
      <text:p text:style-name="P6">Damage Type Modifiers</text:p>
      <text:list xml:id="list8201838121128479580" text:style-name="L44">
        <text:list-item>
          <text:p text:style-name="P92">Fiery Imbuement: Your melee attacks deal fire damage.</text:p>
        </text:list-item>
        <text:list-item>
          <text:p text:style-name="P92">Poison Imbuement: <text:s/>Your melee attacks deal poison damage.</text:p>
        </text:list-item>
        <text:list-item>
          <text:p text:style-name="P92">Frost Imbuement: <text:s/>Your melee attacks deal frost damage.</text:p>
        </text:list-item>
        <text:list-item>
          <text:p text:style-name="P92">Shadow Imbuement: <text:s/>Your melee attacks deal Shadow damage.</text:p>
        </text:list-item>
        <text:list-item>
          <text:p text:style-name="P92">Air Imbuement: <text:s/>Your melee attacks deal Air damage.</text:p>
        </text:list-item>
      </text:list>
      <text:p text:style-name="P5"/>
      <text:p text:style-name="P6">Damage Type Multipliers (stacking)</text:p>
      <text:list xml:id="list7657772009687668151" text:style-name="L45">
        <text:list-item>
          <text:p text:style-name="P93">Fire Damage Bonus: Increase fire damage dealt by X %</text:p>
        </text:list-item>
        <text:list-item>
          <text:p text:style-name="P93">Frost Damage Bonus: Increase fire damage dealt by X %</text:p>
        </text:list-item>
        <text:list-item>
          <text:p text:style-name="P93">Poison Damage Bonus: Increase fire damage dealt by X %</text:p>
        </text:list-item>
        <text:list-item>
          <text:p text:style-name="P93">Air Damage Bonus: Increase fire damage dealt by X %</text:p>
        </text:list-item>
        <text:list-item>
          <text:p text:style-name="P93"><text:soft-page-break/>Shadow Damage Bonus: Increase fire damage dealt by X %</text:p>
        </text:list-item>
        <text:list-item>
          <text:p text:style-name="P93">Fire Resistance: Reduce all Fire damage taken by X%</text:p>
        </text:list-item>
        <text:list-item>
          <text:p text:style-name="P93">Frost Resistance: Reduce all Frost damage taken by X%</text:p>
        </text:list-item>
        <text:list-item>
          <text:p text:style-name="P93">Shadow Resistance: Reduce all Shadow damage taken by X%</text:p>
        </text:list-item>
        <text:list-item>
          <text:p text:style-name="P93">Air Resistance: Reduce all Air damage taken by X%</text:p>
        </text:list-item>
        <text:list-item>
          <text:p text:style-name="P129">Poison Resistance: Reduce all Poison damage taken by X%</text:p>
        </text:list-item>
      </text:list>
      <text:p text:style-name="P5"/>
      <text:p text:style-name="P6">Debuff / Negative Status (non stacking)</text:p>
      <text:list xml:id="list3581827954169220614" text:style-name="L46">
        <text:list-item>
          <text:p text:style-name="P59">Immobilzed Unable to take movement actions. Expires on activation end.</text:p>
        </text:list-item>
        <text:list-item>
          <text:p text:style-name="P59">Blind: Unable to use ranged attacks. Expires on activation end.</text:p>
        </text:list-item>
        <text:list-item>
          <text:p text:style-name="P59">Disarmed: Unable to use melee attacks. Expires on activation end.</text:p>
        </text:list-item>
        <text:list-item>
          <text:p text:style-name="P59">Silenced: Unable to use skills. Expires on activation end.</text:p>
        </text:list-item>
        <text:list-item>
          <text:p text:style-name="P59">Stunned: Unable to take any actions. Expires on activation end.</text:p>
        </text:list-item>
        <text:list-item>
          <text:p text:style-name="P59">Terrified: Unable to gain block. Expires on activation end.</text:p>
        </text:list-item>
        <text:list-item>
          <text:p text:style-name="P59">Weakened: Reduce all damage dealt from attacks by 50%. Expires on activation end.</text:p>
        </text:list-item>
        <text:list-item>
          <text:p text:style-name="P59">Vulnerable: Increase all damage taken from attacks 50%. Expires on activation end.</text:p>
        </text:list-item>
        <text:list-item>
          <text:p text:style-name="P94">Chilled: -1 mobility and initiative. Expires on activation end.</text:p>
        </text:list-item>
        <text:list-item>
          <text:p text:style-name="P94">Shocked: -10 stamina. Expires on activation end.</text:p>
        </text:list-item>
        <text:list-item>
          <text:p text:style-name="P94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4437230339035602330" text:style-name="L47">
        <text:list-item>
          <text:p text:style-name="P60">Sharpened Blade: Your next melee attack is guaranteed to critically strike</text:p>
        </text:list-item>
        <text:list-item>
          <text:p text:style-name="P60">Unleashed: This character cannot be teleported or Immobilized</text:p>
        </text:list-item>
        <text:list-item>
          <text:p text:style-name="P60">Unstoppable: Immune to Stunned and Sleep</text:p>
        </text:list-item>
        <text:list-item>
          <text:p text:style-name="P60">Unwavering: This character's Block does not expire on activation end</text:p>
        </text:list-item>
        <text:list-item>
          <text:p text:style-name="P60">Unfallible: This character is immune to Blind, Disarm and Confused</text:p>
        </text:list-item>
        <text:list-item>
          <text:p text:style-name="P60">Incorruptable: This character is immune to Weakened and Vulnerable.</text:p>
        </text:list-item>
        <text:list-item>
          <text:p text:style-name="P60">Camoflage: This character cannot be targetted by enemy abilities from further then 1 tile away. Using an attack ability, or taking damage will remove this. DONE</text:p>
        </text:list-item>
        <text:list-item>
          <text:p text:style-name="P60">Stealth: This character is permanently Camoflaged DONE</text:p>
        </text:list-item>
        <text:list-item>
          <text:p text:style-name="P60">Patient Stalker: While camoflaged, this character has +10 Stamina and +1 mobility DONE</text:p>
        </text:list-item>
        <text:list-item>
          <text:p text:style-name="P60">Predator: Your attacks have +20 Critical Chance while you have Camoflage DONE</text:p>
        </text:list-item>
        <text:list-item>
          <text:p text:style-name="P60">Flux: The character's first 'Move' ability each turn costs 0 Energy DONE</text:p>
        </text:list-item>
        <text:list-item>
          <text:p text:style-name="P60">Life Steal: This character's melee attacks that reduce health heal for that amount DONE</text:p>
        </text:list-item>
        <text:list-item>
          <text:p text:style-name="P60"><text:soft-page-break/>Undead: Immune to Poisoned DONE</text:p>
        </text:list-item>
        <text:list-item>
          <text:p text:style-name="P60">True Sight: This character ignores Camoflage DONE</text:p>
        </text:list-item>
        <text:list-item>
          <text:p text:style-name="P60">Perfect Aim: Your Ranged Attacks cannot be dodged. DONE</text:p>
        </text:list-item>
        <text:list-item>
          <text:p text:style-name="P60">Frozen Heart: +20 Frost Resistance. Increase all Frost Damage dealt by 20% DONE</text:p>
        </text:list-item>
        <text:list-item>
          <text:p text:style-name="P60">Demon:+20 Fire Resistance. Increase all Fire Damage dealt by 20% DONE</text:p>
        </text:list-item>
        <text:list-item>
          <text:p text:style-name="P60">Toxicity +20 Poison Resistance. Increase all Poison Damage dealt by 20% DONE</text:p>
        </text:list-item>
        <text:list-item>
          <text:p text:style-name="P60">Shadow Form: +20 Shadow Resistance. Increase all Shadow Damage dealt by 20% DONE</text:p>
        </text:list-item>
        <text:list-item>
          <text:p text:style-name="P60">Storm Lord: +20 Air Resistance. Increase all Air Damage dealt by 20% DONE</text:p>
        </text:list-item>
        <text:list-item>
          <text:p text:style-name="P60">Nimble: +10 Dodge and Parry Chance DONE</text:p>
        </text:list-item>
        <text:list-item>
          <text:p text:style-name="P60">Masochist: While this character has 50% or less health, it has +20% Critical Chance DONE</text:p>
        </text:list-item>
        <text:list-item>
          <text:p text:style-name="P60">Slippery: Immune to free strikes</text:p>
        </text:list-item>
        <text:list-item>
          <text:p text:style-name="P60">Last Stand:The first time this character would take lethal damage each combat, it instead has its health reduced to one, then gains +5 strength.</text:p>
        </text:list-item>
        <text:list-item>
          <text:p text:style-name="P60">Riposte: Whenever this character parries an attack, it melee attacks its attacker for 100% weapon damage. DONE</text:p>
        </text:list-item>
        <text:list-item>
          <text:p text:style-name="P60">Perfect Reflexes: +20 Dodge and Parry Chance DONE</text:p>
        </text:list-item>
        <text:list-item>
          <text:p text:style-name="P60">Shatter: Your Melee attacks against targets with 'Chilled' have +20 Critical Chance. DONE</text:p>
        </text:list-item>
        <text:list-item>
          <text:p text:style-name="P60">Ehereal Being: You ignore all obstacles when determining line of sight. You can walk through trees and over water</text:p>
        </text:list-item>
        <text:list-item>
          <text:p text:style-name="P60">Phasing: The first time this character is melee attacked each turn cycle, it teleports to a random tile within 2 of its current location DONE</text:p>
        </text:list-item>
      </text:list>
      <text:p text:style-name="P1"/>
      <text:p text:style-name="P4">Passive Traits (Stacking)</text:p>
      <text:list xml:id="list4866222176154920561" text:style-name="L48">
        <text:list-item>
          <text:p text:style-name="P61">Burning: This character takes X Fire damage on activation end. DONE</text:p>
        </text:list-item>
        <text:list-item>
          <text:p text:style-name="P61">Poisoned: This character takes X Poison damage on activation end. DONE</text:p>
        </text:list-item>
        <text:list-item>
          <text:p text:style-name="P61">Thorns: Whenever this character is hit with a melee attack, it deals X Physical damage to its attacker. DONE</text:p>
        </text:list-item>
        <text:list-item>
          <text:p text:style-name="P61">Cautious: On activation end, if this character has no block, it gains X Block DONE</text:p>
        </text:list-item>
        <text:list-item>
          <text:p text:style-name="P61">Volatile: This character explodes on death, dealing X Physical damage to all adjacent characters DONE</text:p>
        </text:list-item>
        <text:list-item>
          <text:p text:style-name="P61">Growing: On activation start, this character gains X Strength DONE</text:p>
        </text:list-item>
        <text:list-item>
          <text:p text:style-name="P61"><text:soft-page-break/>Enrage: Whenever this character loses health, it gains X Strength DONE</text:p>
        </text:list-item>
        <text:list-item>
          <text:p text:style-name="P61">Regeneration: On activation end, this character recovers X health DONE</text:p>
        </text:list-item>
        <text:list-item>
          <text:p text:style-name="P61">Venomous: Whenever this character applies Poisoned, it applies X more. DONE</text:p>
        </text:list-item>
        <text:list-item>
          <text:p text:style-name="P61">Poisonous: Whenever this character reduces health with an attack, it applies X 'Poisoned' DONE</text:p>
        </text:list-item>
        <text:list-item>
          <text:p text:style-name="P61">Immolation: Whenever this character reduces health with an attack, it applies X 'Burning' DONE</text:p>
        </text:list-item>
        <text:list-item>
          <text:p text:style-name="P61">Tenacious: Whenever you lose health, gain X Block DONE</text:p>
        </text:list-item>
        <text:list-item>
          <text:p text:style-name="P61">Fading: On Activation end, this character loses X health DONE</text:p>
        </text:list-item>
        <text:list-item>
          <text:p text:style-name="P61">Radiance : Increase the range of your aura effects by X REMOVED</text:p>
        </text:list-item>
        <text:list-item>
          <text:p text:style-name="P61">Hawk Eye: Increase the range of Ranged Attack abilities by X DONE</text:p>
        </text:list-item>
        <text:list-item>
          <text:p text:style-name="P61">Knowledgeable: Your skills cost X less Energy</text:p>
        </text:list-item>
        <text:list-item>
          <text:p text:style-name="P61">Pragmatic: Your Ranged Attacks cost X less Energy</text:p>
        </text:list-item>
        <text:list-item>
          <text:p text:style-name="P61">Savage: Your Melee Attacks costs X less Energy</text:p>
        </text:list-item>
        <text:list-item>
          <text:p text:style-name="P61">Godlike: Your Abilities cost X less Energy</text:p>
        </text:list-item>
        <text:list-item>
          <text:p text:style-name="P61">Powerful: You can have X additional Power abilities active at a time</text:p>
        </text:list-item>
        <text:list-item>
          <text:p text:style-name="P61">Opportunist:This character's melee attacks deal X% more damage when attacking a target's back DONE</text:p>
        </text:list-item>
      </text:list>
      <text:p text:style-name="P1"/>
      <text:p text:style-name="P4">Aura Traits (Stacking)</text:p>
      <text:list xml:id="list5283815787964429666" text:style-name="L49">
        <text:list-item>
          <text:p text:style-name="P62">Encouraging Aura: On activation end, this character grants X Energy to allies within its Aura DONE</text:p>
        </text:list-item>
        <text:list-item>
          <text:p text:style-name="P62">Fiery Aura: On activation end, this character deals X Fire damage to enemies within its Aura DONE</text:p>
        </text:list-item>
        <text:list-item>
          <text:p text:style-name="P62">Toxic Aura: On activation end, this character applies X Poisoned to enemies within its Aura DONE</text:p>
        </text:list-item>
        <text:list-item>
          <text:p text:style-name="P62">Storm Aura: On activation end, this character deals X Air damage to a random enemy within its Aura twice. DONE</text:p>
        </text:list-item>
        <text:list-item>
          <text:p text:style-name="P62">Hateful Aura: On activation end, this character grants X Strength to allies within its Aura DONE</text:p>
        </text:list-item>
        <text:list-item>
          <text:p text:style-name="P62">Soul Drain Aura: On activation end, this character steals X Strength from enemies within its Aura DONE</text:p>
        </text:list-item>
        <text:list-item>
          <text:p text:style-name="P62">Guardian Aura: On activation end, this character gives X Block to allies within its Aura. DONE</text:p>
        </text:list-item>
      </text:list>
      <text:p text:style-name="P1"/>
      <text:p text:style-name="P4">Aura Traits (Non Stacking)</text:p>
      <text:list xml:id="list6442461264775649963" text:style-name="L50">
        <text:list-item>
          <text:p text:style-name="P63">Sacred Aura: On activation end, remove Immobilized, Blind, Disarmed, Silenced, and Terrified from <text:soft-page-break/>all allies withn (aura size)</text:p>
        </text:list-item>
        <text:list-item>
          <text:p text:style-name="P63">Shadow Aura: On activation end, apply 1 weakened to all enemies within (aura size)</text:p>
        </text:list-item>
      </text:list>
      <text:p text:style-name="P1"/>
      <text:p text:style-name="P4">Temporary Buffs</text:p>
      <text:list xml:id="list6844892090251170419" text:style-name="L51">
        <text:list-item>
          <text:p text:style-name="P64">All main stats (Strength, Wisdom, Initiative, Dexterity, Stamina, Mobility)</text:p>
        </text:list-item>
        <text:list-item>
          <text:p text:style-name="P64">Temporary Critical </text:p>
        </text:list-item>
        <text:list-item>
          <text:p text:style-name="P64">Temporary Melee Critical</text:p>
        </text:list-item>
        <text:list-item>
          <text:p text:style-name="P64">Temporary Ranged Critical</text:p>
        </text:list-item>
        <text:list-item>
          <text:p text:style-name="P64">Temporary Dodge</text:p>
        </text:list-item>
        <text:list-item>
          <text:p text:style-name="P64">Temporary Parry</text:p>
        </text:list-item>
        <text:list-item>
          <text:p text:style-name="P95">Temporary Fiery Imbuement</text:p>
        </text:list-item>
        <text:list-item>
          <text:p text:style-name="P95">Temporary Poison Imbuement</text:p>
        </text:list-item>
        <text:list-item>
          <text:p text:style-name="P95">Temporary Frost Imbuement</text:p>
        </text:list-item>
        <text:list-item>
          <text:p text:style-name="P95">Temporary Shadow Imbuement</text:p>
        </text:list-item>
        <text:list-item>
          <text:p text:style-name="P95">Temporary Air Imbuement</text:p>
        </text:list-item>
        <text:list-item>
          <text:p text:style-name="P95">Temporary True Sight</text:p>
        </text:list-item>
        <text:list-item>
          <text:p text:style-name="P95">Temporary Resistances (fire, air, shadow, poison, physical, frost)</text:p>
        </text:list-item>
        <text:list-item>
          <text:p text:style-name="P95">Temporary Hawk Eye</text:p>
        </text:list-item>
      </text:list>
      <text:p text:style-name="P5"/>
      <text:p text:style-name="P9">New Item System</text:p>
      <text:p text:style-name="P4">Item Slots and Types</text:p>
      <text:list xml:id="list1158548973252894048" text:style-name="L52">
        <text:list-item>
          <text:p text:style-name="P65">Each playable character has 10 slots</text:p>
        </text:list-item>
        <text:list-item>
          <text:p text:style-name="P65">Item Slots</text:p>
          <text:list>
            <text:list-item>
              <text:p text:style-name="P65">Head</text:p>
            </text:list-item>
            <text:list-item>
              <text:p text:style-name="P65">Neck</text:p>
            </text:list-item>
            <text:list-item>
              <text:p text:style-name="P65">Chest</text:p>
            </text:list-item>
            <text:list-item>
              <text:p text:style-name="P65">Gloves</text:p>
            </text:list-item>
            <text:list-item>
              <text:p text:style-name="P65">Legs</text:p>
            </text:list-item>
            <text:list-item>
              <text:p text:style-name="P65"><text:soft-page-break/>Ring</text:p>
            </text:list-item>
            <text:list-item>
              <text:p text:style-name="P65">Ring</text:p>
            </text:list-item>
            <text:list-item>
              <text:p text:style-name="P65">Trinket</text:p>
            </text:list-item>
            <text:list-item>
              <text:p text:style-name="P65">Main Hand</text:p>
            </text:list-item>
            <text:list-item>
              <text:p text:style-name="P65">Offhand</text:p>
            </text:list-item>
          </text:list>
        </text:list-item>
      </text:list>
      <text:list xml:id="list5973774955274917178" text:style-name="L53">
        <text:list-item>
          <text:p text:style-name="P66">Main Hand/ Off Hand Weapon sub types</text:p>
          <text:list>
            <text:list-item>
              <text:p text:style-name="P66">1h melee weapon</text:p>
            </text:list-item>
            <text:list-item>
              <text:p text:style-name="P66">2h melee weapon</text:p>
            </text:list-item>
            <text:list-item>
              <text:p text:style-name="P66">1h ranged weapon (wands, pistols, wrist rockets, etc</text:p>
            </text:list-item>
            <text:list-item>
              <text:p text:style-name="P66">2h ranged weapon (Bows, Crossbows, guns)</text:p>
            </text:list-item>
            <text:list-item>
              <text:p text:style-name="P66">Shields (offhand only)</text:p>
            </text:list-item>
            <text:list-item>
              <text:p text:style-name="P66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5390127421271739818" text:style-name="L54">
        <text:list-item>
          <text:p text:style-name="P67">Simple Dagger: Base damage 3</text:p>
        </text:list-item>
        <text:list-item>
          <text:p text:style-name="P67">Simple Sword: <text:s/>Base damage 3</text:p>
        </text:list-item>
        <text:list-item>
          <text:p text:style-name="P67">Simple Great Sword: <text:s/>Base damage 6</text:p>
        </text:list-item>
        <text:list-item>
          <text:p text:style-name="P67">Simple Bow: <text:s/>Base damage 6</text:p>
        </text:list-item>
        <text:list-item>
          <text:p text:style-name="P67">Simple Shield: <text:s/>Base damage 3</text:p>
        </text:list-item>
        <text:list-item>
          <text:p text:style-name="P67">Simple Staff: <text:s/>Base damage 6</text:p>
        </text:list-item>
      </text:list>
      <text:p text:style-name="P1"/>
      <text:p text:style-name="P4">1h Melee Weapons</text:p>
      <text:list xml:id="list677288568206553849" text:style-name="L55">
        <text:list-item>
          <text:p text:style-name="P68">Steel Long Sword (common): Base Damage 3, +10 Parry</text:p>
        </text:list-item>
        <text:list-item>
          <text:p text:style-name="P68">Steel Dagger (common): Base Damage 3, +5 Crit</text:p>
        </text:list-item>
        <text:list-item>
          <text:p text:style-name="P68">Steel Mage Blade (common): Base Damage 3, +1 Wisdom</text:p>
        </text:list-item>
        <text:list-item>
          <text:p text:style-name="P68">Blazing Long Sword (rare): Base Damage 4 (Fire), Immolation (1).</text:p>
        </text:list-item>
        <text:list-item>
          <text:p text:style-name="P68">Poisoned Dagger (rare): Base Damage 4 (Poison), <text:s/>Poisonous (1)</text:p>
        </text:list-item>
        <text:list-item>
          <text:p text:style-name="P68">Regal Kris (Rare): Base Damage 4, +15 Opportunist</text:p>
        </text:list-item>
        <text:list-item>
          <text:p text:style-name="P68">Balanced Blade (Rare): Base Damage 4: +10 Parry, Riposte</text:p>
        </text:list-item>
        <text:list-item>
          <text:p text:style-name="P68"><text:soft-page-break/>Needle (Epic): Base Damage 5, +30 Opportunist, +2 Strength</text:p>
        </text:list-item>
        <text:list-item>
          <text:p text:style-name="P68">Storm Bringer (Epic) Base Damage 5 (Air): +4 Wisdom. Storm Aura (3)</text:p>
        </text:list-item>
        <text:list-item>
          <text:p text:style-name="P68">Phalanx Blade (Epic): Base Damage 5: +2 Dexterity, <text:s/>+20% Parry Chance</text:p>
        </text:list-item>
      </text:list>
      <text:p text:style-name="P4">2h Melee Weapons</text:p>
      <text:list xml:id="list43543610" text:continue-numbering="true" text:style-name="L55">
        <text:list-item>
          <text:p text:style-name="P68">Steel Claymore (common): Base Damage 6, +2 Strength</text:p>
        </text:list-item>
        <text:list-item>
          <text:p text:style-name="P68">Sparing Staff (Common): Base Damage 6, +5 Stamina</text:p>
        </text:list-item>
        <text:list-item>
          <text:p text:style-name="P68">Steel Axe (common): Base Damage 6, +10 Crit chance</text:p>
        </text:list-item>
        <text:list-item>
          <text:p text:style-name="P68">Wild Axe (Rare): Base Damage 8, +1 Melee Range</text:p>
        </text:list-item>
        <text:list-item>
          <text:p text:style-name="P68">Rallying Staff (Rare): Base Damage 8, +1 Radiance</text:p>
        </text:list-item>
        <text:list-item>
          <text:p text:style-name="P68">Mage Lord Staff (Rare): Base Damage 8, +4 Wisdom</text:p>
        </text:list-item>
        <text:list-item>
          <text:p text:style-name="P68">Power Rod (Epic): Base Damage 10: +15 Stamina, +15 Max Energy</text:p>
        </text:list-item>
        <text:list-item>
          <text:p text:style-name="P68">Massive Masher (Epic): Base Damage 13: +20 Crit Chance</text:p>
        </text:list-item>
        <text:list-item>
          <text:p text:style-name="P68">Beacon of Divinity (Epic): Base Damage 10: +8 Wisdom</text:p>
        </text:list-item>
      </text:list>
      <text:p text:style-name="P4">2h Ranged Weapons</text:p>
      <text:list xml:id="list2249745869623543263" text:style-name="L56">
        <text:list-item>
          <text:p text:style-name="P69">Recurve Bow (Common): Base Damage 6, +10 Crit</text:p>
        </text:list-item>
        <text:list-item>
          <text:p text:style-name="P69">Marksman Bow (rare): Base Damage 8, Hawk Eye (1)</text:p>
        </text:list-item>
        <text:list-item>
          <text:p text:style-name="P69">Elf Lord Bow (Epic): Base Damage 10, your attacks cannot be dodged.</text:p>
        </text:list-item>
      </text:list>
      <text:p text:style-name="P4">Shields</text:p>
      <text:list xml:id="list3613622944290018809" text:style-name="L57">
        <text:list-item>
          <text:p text:style-name="P70">Balanced Buckler (Common): +5 all resistances</text:p>
        </text:list-item>
        <text:list-item>
          <text:p text:style-name="P70">Skirmish Shield (Common): +10 Parry</text:p>
        </text:list-item>
        <text:list-item>
          <text:p text:style-name="P70">Charged Shield (Rare): +5 Stamina and Max Energy</text:p>
        </text:list-item>
        <text:list-item>
          <text:p text:style-name="P70">Spiked Shield (Rare): +5 Thorns</text:p>
        </text:list-item>
        <text:list-item>
          <text:p text:style-name="P70">Knight Bulwark (Rare): +2 Dexterity</text:p>
        </text:list-item>
        <text:list-item>
          <text:p text:style-name="P70">Phalanx Shield (Rare): +10 Dodge and Parry</text:p>
        </text:list-item>
        <text:list-item>
          <text:p text:style-name="P70">Unbreakable Plate (Epic): +4 Dexterity</text:p>
        </text:list-item>
        <text:list-item>
          <text:p text:style-name="P70">Shield of Kings (Epic): +20 all resistances</text:p>
        </text:list-item>
        <text:list-item>
          <text:p text:style-name="P70">Ethereal Disc (Epic): +10 Stamina and Max Energy</text:p>
        </text:list-item>
        <text:list-item>
          <text:p text:style-name="P70">Shield of the Elements (Epic): +10% Damage to all element types</text:p>
        </text:list-item>
      </text:list>
      <text:p text:style-name="P4">Offhand</text:p>
      <text:list xml:id="list6590655540794431324" text:style-name="L58">
        <text:list-item>
          <text:p text:style-name="P71"><text:soft-page-break/>Wooden Totem (Common): +5 stamina</text:p>
        </text:list-item>
        <text:list-item>
          <text:p text:style-name="P71">Knowledge Tome (Common) + 2 Wisdom</text:p>
        </text:list-item>
        <text:list-item>
          <text:p text:style-name="P71">Elven Runestone (Rare): +5 Stamina, +5 max energy</text:p>
        </text:list-item>
        <text:list-item>
          <text:p text:style-name="P71">Fire Totem (Rare): Increase fire damage by 20%</text:p>
        </text:list-item>
        <text:list-item>
          <text:p text:style-name="P71">Nature Totem (Rare): Increase nature damage by 20%</text:p>
        </text:list-item>
        <text:list-item>
          <text:p text:style-name="P71">Air Totem (Rare): Increase air damage by 20%</text:p>
        </text:list-item>
        <text:list-item>
          <text:p text:style-name="P71">Shadow Totem (Rare): Increase shadow damage by 20%</text:p>
        </text:list-item>
        <text:list-item>
          <text:p text:style-name="P71">Frost Totem (Rare): Increase frost damage by 20%</text:p>
        </text:list-item>
        <text:list-item>
          <text:p text:style-name="P71">Lucky Charm (Epic): +20 Crit</text:p>
        </text:list-item>
        <text:list-item>
          <text:p text:style-name="P71">Soul Jar (Epic): +10 Stamina and Max Energy</text:p>
        </text:list-item>
      </text:list>
      <text:p text:style-name="P1"/>
      <text:p text:style-name="P4">Head</text:p>
      <text:list xml:id="list5806280268146981717" text:style-name="L59">
        <text:list-item>
          <text:p text:style-name="P72">Knight Visor (Common): +1 Strength</text:p>
        </text:list-item>
        <text:list-item>
          <text:p text:style-name="P72">Assassin Hood(Common): +5 Crit Chance</text:p>
        </text:list-item>
        <text:list-item>
          <text:p text:style-name="P72">Wizard Hat(Common): +1 Wisdom</text:p>
        </text:list-item>
        <text:list-item>
          <text:p text:style-name="P72">Blessed Head Band (Common): +5 Stamina</text:p>
        </text:list-item>
        <text:list-item>
          <text:p text:style-name="P72">Sprit Goggles (Rare): Grants True Sight</text:p>
        </text:list-item>
        <text:list-item>
          <text:p text:style-name="P72">Archer Helmet (rare): Hawk Eye (1)</text:p>
        </text:list-item>
      </text:list>
      <text:p text:style-name="P1"/>
      <text:p text:style-name="P4">Neck</text:p>
      <text:list xml:id="list51091677580419803" text:style-name="L60">
        <text:list-item>
          <text:p text:style-name="P73">Knight Chain(Common): +1 Strength</text:p>
        </text:list-item>
        <text:list-item>
          <text:p text:style-name="P73">Assassin Medallion (Common): +5 Crit Chance</text:p>
        </text:list-item>
        <text:list-item>
          <text:p text:style-name="P73">Wizard Penchant(Common): +1 Wisdom</text:p>
        </text:list-item>
        <text:list-item>
          <text:p text:style-name="P73">Blessed Amulet (Common): +5 Stamina</text:p>
        </text:list-item>
        <text:list-item>
          <text:p text:style-name="P73">Berserker Chain (Common): +2 Enrage</text:p>
        </text:list-item>
        <text:list-item>
          <text:p text:style-name="P73">Golden Necklace (Common): +1 Iniitiative</text:p>
        </text:list-item>
        <text:list-item>
          <text:p text:style-name="P73">Assassin Necklace (Rare) +10 Crit</text:p>
        </text:list-item>
        <text:list-item>
          <text:p text:style-name="P73">Alacrity Medallion(Rare): +1 Mobility</text:p>
        </text:list-item>
        <text:list-item>
          <text:p text:style-name="P73">Bone Trophy (Rare): +1 range on ranged attacks</text:p>
        </text:list-item>
        <text:list-item>
          <text:p text:style-name="P73"><text:soft-page-break/>Divine Amulet (Rare) +1 Aura Size</text:p>
        </text:list-item>
        <text:list-item>
          <text:p text:style-name="P73">Soldier Chain (Rare) +1 Melee Range</text:p>
        </text:list-item>
        <text:list-item>
          <text:p text:style-name="P73">Kings Necklace (Epic): +10 Stamina and Max Energy</text:p>
        </text:list-item>
        <text:list-item>
          <text:p text:style-name="P73">Soul Stone Necklace (Epic): Powerful +1</text:p>
        </text:list-item>
      </text:list>
      <text:p text:style-name="P1"/>
      <text:p text:style-name="P4">Chest</text:p>
      <text:list xml:id="list4628597526723386123" text:style-name="L61">
        <text:list-item>
          <text:p text:style-name="P74">Knight Cuirass (Common): +1 Strength</text:p>
        </text:list-item>
        <text:list-item>
          <text:p text:style-name="P74">Assassin Vest(Common): +5 Crit Chance</text:p>
        </text:list-item>
        <text:list-item>
          <text:p text:style-name="P74">Wizard Robes(Common): +1 Wisdom</text:p>
        </text:list-item>
        <text:list-item>
          <text:p text:style-name="P74">Blessed Tunic (Common): +5 Stamina</text:p>
        </text:list-item>
        <text:list-item>
          <text:p text:style-name="P74">Berserker Breastplate (Common): +2 Enrage</text:p>
        </text:list-item>
        <text:list-item>
          <text:p text:style-name="P74">Thief Master Cuirass (Rare): +15 Crit Chance</text:p>
        </text:list-item>
        <text:list-item>
          <text:p text:style-name="P74">Barbed Breastplate (Rare): +5 Thorns</text:p>
        </text:list-item>
        <text:list-item>
          <text:p text:style-name="P74">Magical Plate (Rare) +10 all resistances</text:p>
        </text:list-item>
        <text:list-item>
          <text:p text:style-name="P74">Light Leather Tunic (Rare): +10 Dodge and Parry</text:p>
        </text:list-item>
        <text:list-item>
          <text:p text:style-name="P74">Blessed Rune Armour (Rare): Incorruptable</text:p>
        </text:list-item>
        <text:list-item>
          <text:p text:style-name="P74">Kings Cuirass (Epic): +6 Strength</text:p>
        </text:list-item>
        <text:list-item>
          <text:p text:style-name="P74">Sacred Soul Chest (Epic): +10 Stamina and Max Energy</text:p>
        </text:list-item>
        <text:list-item>
          <text:p text:style-name="P74">Impenetrable Plate (Epic): Immplaccable, Unstoppable</text:p>
        </text:list-item>
      </text:list>
      <text:p text:style-name="P1"/>
      <text:p text:style-name="P4">Hands</text:p>
      <text:list xml:id="list7070656563501631632" text:style-name="L62">
        <text:list-item>
          <text:p text:style-name="P75">Knight Hand Guards(Common): +1 Strength</text:p>
        </text:list-item>
        <text:list-item>
          <text:p text:style-name="P75">Assassin Gloves(Common): +5 Crit Chance</text:p>
        </text:list-item>
        <text:list-item>
          <text:p text:style-name="P75">Wizard Mits(Common): +1 Wisdom</text:p>
        </text:list-item>
        <text:list-item>
          <text:p text:style-name="P75">Blessed Gloves (Common): +5 Stamina</text:p>
        </text:list-item>
        <text:list-item>
          <text:p text:style-name="P75">Gripping Gloves (Rare): +15 Parry. Immune to Disarm</text:p>
        </text:list-item>
        <text:list-item>
          <text:p text:style-name="P75">Flame Wreathed Gloves (Rare): +10% Fire Damage</text:p>
        </text:list-item>
        <text:list-item>
          <text:p text:style-name="P75">Scribe Gloves(Rare): +2 Wisdom</text:p>
        </text:list-item>
        <text:list-item>
          <text:p text:style-name="P75">Plated Gauntlets (Rare): +2 Dexterity</text:p>
        </text:list-item>
        <text:list-item>
          <text:p text:style-name="P75"><text:soft-page-break/>Soul Infused Gloves (Epic): +10 Stamina and Max Energy</text:p>
        </text:list-item>
        <text:list-item>
          <text:p text:style-name="P75">Gauntlets of Might (Epic): +3 Strength, +10 <text:s/>Crit</text:p>
        </text:list-item>
      </text:list>
      <text:p text:style-name="P1"/>
      <text:p text:style-name="P4">Legs</text:p>
      <text:list xml:id="list6309612553414648442" text:style-name="L63">
        <text:list-item>
          <text:p text:style-name="P76">Knight Greaves (Common): +1 Strength</text:p>
        </text:list-item>
        <text:list-item>
          <text:p text:style-name="P76">Assassin Treads (Common): +5 Crit Chance</text:p>
        </text:list-item>
        <text:list-item>
          <text:p text:style-name="P76">Wizard Slippers(Common): +1 Wisdom</text:p>
        </text:list-item>
        <text:list-item>
          <text:p text:style-name="P76">Blessed Leggings(Common): +5 Stamina</text:p>
        </text:list-item>
        <text:list-item>
          <text:p text:style-name="P76">Nimble Boots (Common): Slippery</text:p>
        </text:list-item>
        <text:list-item>
          <text:p text:style-name="P76">Berseker Boots (Common): +2 Enrage</text:p>
        </text:list-item>
        <text:list-item>
          <text:p text:style-name="P76">Elven Slippers (Rare) +1 Mobility</text:p>
        </text:list-item>
        <text:list-item>
          <text:p text:style-name="P76">Mithril Boots (Rare): +10 Dodge and Parry</text:p>
        </text:list-item>
        <text:list-item>
          <text:p text:style-name="P76">Rocket Boots (Epic): +2 Mobility, +2 Initiative</text:p>
        </text:list-item>
        <text:list-item>
          <text:p text:style-name="P76">Soundless Sneakers (Epic): Stealth</text:p>
        </text:list-item>
        <text:list-item>
          <text:p text:style-name="P76">Weightless Greaves (Epic): +2 Dexterity. Implacable</text:p>
        </text:list-item>
      </text:list>
      <text:p text:style-name="P1"/>
      <text:p text:style-name="P4">Rings</text:p>
      <text:list xml:id="list43545646" text:continue-list="list5806280268146981717" text:style-name="L59">
        <text:list-item>
          <text:p text:style-name="P72">Knight Band(Common): +1 Strength</text:p>
        </text:list-item>
        <text:list-item>
          <text:p text:style-name="P72">Assassin Ring(Common): +5 Crit Chance</text:p>
        </text:list-item>
        <text:list-item>
          <text:p text:style-name="P72">Wizard Ring(Common): +1 Wisdom</text:p>
        </text:list-item>
        <text:list-item>
          <text:p text:style-name="P72">Blessed Band(Common): +5 Stamina</text:p>
        </text:list-item>
        <text:list-item>
          <text:p text:style-name="P72">Berserker Band (Common): +2 Enrage</text:p>
        </text:list-item>
        <text:list-item>
          <text:p text:style-name="P72">Golden Ring (Common): +1 Initiative</text:p>
        </text:list-item>
        <text:list-item>
          <text:p text:style-name="P72">Sacred Band (Common): +10 Max Energy</text:p>
        </text:list-item>
        <text:list-item>
          <text:p text:style-name="P72">Golem Ring (Rare): +2 Dexterity</text:p>
        </text:list-item>
        <text:list-item>
          <text:p text:style-name="P72">Alacrity Band (Rare): +1 Mobility</text:p>
        </text:list-item>
        <text:list-item>
          <text:p text:style-name="P72">Divine Ring (Rare): Knowledgeable (5)</text:p>
        </text:list-item>
        <text:list-item>
          <text:p text:style-name="P72">Brutality Band (Rare): Savage (5)</text:p>
        </text:list-item>
        <text:list-item>
          <text:p text:style-name="P72">Master Tracker Ring (Rare): Pragmatic (5)</text:p>
        </text:list-item>
        <text:list-item>
          <text:p text:style-name="P72"><text:soft-page-break/>Soul Gem Ring (Epic): Godlike (5)</text:p>
        </text:list-item>
        <text:list-item>
          <text:p text:style-name="P72">Kings Ring (Epic): +10 Stamina and Max Energy</text:p>
        </text:list-item>
      </text:list>
      <text:p text:style-name="P1"/>
      <text:p text:style-name="P4">Trinkets</text:p>
      <text:list xml:id="list6108982424319779988" text:style-name="L64">
        <text:list-item>
          <text:p text:style-name="P77">Vanishing Powder (Rare): Grants Ability: Vanish</text:p>
        </text:list-item>
        <text:list-item>
          <text:p text:style-name="P77">Crack Pipe (Rare): <text:s/>Grants Ability: Energize (Gain +20 Energy)</text:p>
        </text:list-item>
        <text:list-item>
          <text:p text:style-name="P77">War Paint (Rare): Grants Ability: Go Bonkers (Gain +4 Strength <text:s/>until the end of your activation)</text:p>
        </text:list-item>
        <text:list-item>
          <text:p text:style-name="P77">Calipers (Rare): Grants Ability: Withdraw Gain +4 Dexterity <text:s/>until the end of your activation</text:p>
        </text:list-item>
        <text:list-item>
          <text:p text:style-name="P77">Dusty Scroll (Rare): Grants Abillity: Focus Gain +4 Wisdom until the of your activation</text:p>
        </text:list-item>
        <text:list-item>
          <text:p text:style-name="P77">Genie Lamp (Rare): Tip the Scales (+20 Crit chance until end of turn.)</text:p>
        </text:list-item>
        <text:list-item>
          <text:p text:style-name="P77">Snuff (Rare): Grants Ability: Fervor (Gain +1 mobility until the <text:s/>end of your activation)</text:p>
        </text:list-item>
        <text:list-item>
          <text:p text:style-name="P77">Magic Stopwatch (Epic): Grans Ability: Time Travel (Reduce all your current cooldowns by 1)</text:p>
        </text:list-item>
        <text:list-item>
          <text:p text:style-name="P77">Sharpening Stone (Epic): Grants Ability: Sharpen Blades (Your next melee attack is guaranteed to be a critical strike)</text:p>
        </text:list-item>
        <text:list-item>
          <text:p text:style-name="P77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7135093029305284768" text:style-name="L65">
        <text:list-item>
          <text:p text:style-name="P96">Elemental Encounters</text:p>
          <text:list>
            <text:list-item>
              <text:p text:style-name="P96">Elite version has 4 elementals</text:p>
            </text:list-item>
            <text:list-item>
              <text:p text:style-name="P96">Basic version has 2 elementals</text:p>
            </text:list-item>
            <text:list-item>
              <text:p text:style-name="P96">The elementals that spawn are chosen randomly from a list of 5, these being</text:p>
              <text:list>
                <text:list-item>
                  <text:p text:style-name="P96">Fire Elemental</text:p>
                </text:list-item>
                <text:list-item>
                  <text:p text:style-name="P96">Frost Elemental</text:p>
                </text:list-item>
                <text:list-item>
                  <text:p text:style-name="P96">Air Elemental</text:p>
                </text:list-item>
                <text:list-item>
                  <text:p text:style-name="P96">Poison Elemental</text:p>
                </text:list-item>
                <text:list-item>
                  <text:p text:style-name="P96">Earth Elemental (Physical)</text:p>
                </text:list-item>
              </text:list>
            </text:list-item>
          </text:list>
        </text:list-item>
      </text:list>
      <text:list xml:id="list9210332262801638624" text:style-name="L66">
        <text:list-item>
          <text:p text:style-name="P97">Each elemental enemy has 100% immunity damage of its element type, e.g.</text:p>
          <text:list>
            <text:list-item>
              <text:p text:style-name="P97">Fire elemental has 100% fire resistance</text:p>
            </text:list-item>
          </text:list>
        </text:list-item>
      </text:list>
      <text:list xml:id="list7225248311080248816" text:style-name="L67">
        <text:list-item>
          <text:p text:style-name="P98"><text:soft-page-break/>Fire Elemental</text:p>
          <text:list>
            <text:list-item>
              <text:p text:style-name="P98">Fiery Presence (Passive)</text:p>
            </text:list-item>
            <text:list-item>
              <text:p text:style-name="P98">Phoenix Dive</text:p>
            </text:list-item>
            <text:list-item>
              <text:p text:style-name="P98">Fire Nova</text:p>
            </text:list-item>
          </text:list>
        </text:list-item>
      </text:list>
      <text:list xml:id="list7314737279218514099" text:style-name="L68">
        <text:list-item>
          <text:p text:style-name="P99">Poison Elemental</text:p>
          <text:list>
            <text:list-item>
              <text:p text:style-name="P99">Toxic Aura (passive)</text:p>
            </text:list-item>
            <text:list-item>
              <text:p text:style-name="P99">Toxic Slash</text:p>
            </text:list-item>
            <text:list-item>
              <text:p text:style-name="P99">Noxious Fumes</text:p>
            </text:list-item>
          </text:list>
        </text:list-item>
      </text:list>
      <text:list xml:id="list6460461527730956356" text:style-name="L69">
        <text:list-item>
          <text:p text:style-name="P100">Frost Elemental</text:p>
          <text:list>
            <text:list-item>
              <text:p text:style-name="P100">Shatter (Passive)</text:p>
            </text:list-item>
            <text:list-item>
              <text:p text:style-name="P100">Frost Nova</text:p>
            </text:list-item>
            <text:list-item>
              <text:p text:style-name="P100">Chilling Blow</text:p>
            </text:list-item>
          </text:list>
        </text:list-item>
      </text:list>
      <text:list xml:id="list8052810358580520571" text:style-name="L70">
        <text:list-item>
          <text:p text:style-name="P101">Air Elemental</text:p>
          <text:list>
            <text:list-item>
              <text:p text:style-name="P101">Storm Aura(Passive)</text:p>
            </text:list-item>
            <text:list-item>
              <text:p text:style-name="P101">Thunder Strike</text:p>
            </text:list-item>
            <text:list-item>
              <text:p text:style-name="P101">Lightning Bolt</text:p>
            </text:list-item>
          </text:list>
        </text:list-item>
      </text:list>
      <text:list xml:id="list4007284834584028136" text:style-name="L71">
        <text:list-item>
          <text:p text:style-name="P102">Earth Elemental</text:p>
          <text:list>
            <text:list-item>
              <text:p text:style-name="P102">Thorns +5</text:p>
            </text:list-item>
            <text:list-item>
              <text:p text:style-name="P102">Whirlwind</text:p>
            </text:list-item>
            <text:list-item>
              <text:p text:style-name="P102">Smash</text:p>
            </text:list-item>
          </text:list>
        </text:list-item>
      </text:list>
      <text:p text:style-name="P5"/>
      <text:p text:style-name="P5"/>
      <text:list xml:id="list2187678543597026328" text:style-name="L72">
        <text:list-item>
          <text:p text:style-name="P103">Skeleton Army (Elite Act 1)</text:p>
          <text:list>
            <text:list-item>
              <text:p text:style-name="P103">same as skelly gang, except 6 skeletons spawn not just 3</text:p>
            </text:list-item>
          </text:list>
        </text:list-item>
      </text:list>
      <text:p text:style-name="P5"/>
      <text:list xml:id="list2019957176395544742" text:style-name="L73">
        <text:list-item>
          <text:p text:style-name="P104">Orc Warband (Boss Act 1)</text:p>
          <text:list>
            <text:list-item>
              <text:p text:style-name="P104">Similar to goblin warband, but more health and damage</text:p>
            </text:list-item>
            <text:list-item>
              <text:p text:style-name="P104">spawns 4 random orc (orc warrior, orc archer), and an orc war leader</text:p>
            </text:list-item>
            <text:list-item>
              <text:p text:style-name="P104">all orcs have 30% physical resistance and enrage</text:p>
            </text:list-item>
          </text:list>
        </text:list-item>
      </text:list>
      <text:p text:style-name="P5"><text:soft-page-break/></text:p>
      <text:list xml:id="list5326466306593538088" text:style-name="L74">
        <text:list-item>
          <text:p text:style-name="P105">Elite Encounter: Beauty and The Beast</text:p>
          <text:list>
            <text:list-item>
              <text:p text:style-name="P105">Female Fire Mage Chick and Werewolf/man beast</text:p>
            </text:list-item>
            <text:list-item>
              <text:p text:style-name="P105">Mage chick is 50% immune to all magic schools</text:p>
            </text:list-item>
            <text:list-item>
              <text:p text:style-name="P105">Werewolf is 50% immune to physical damage</text:p>
            </text:list-item>
          </text:list>
        </text:list-item>
      </text:list>
      <text:p text:style-name="P5"/>
      <text:list xml:id="list1985996100070628546" text:style-name="L75">
        <text:list-item>
          <text:p text:style-name="P106">Triple Magic Sniper guys</text:p>
          <text:list>
            <text:list-item>
              <text:p text:style-name="P106">every turn, shoots a laser dealing 8 damage at the closest target</text:p>
            </text:list-item>
            <text:list-item>
              <text:p text:style-name="P106">Infinite range and true sight</text:p>
            </text:list-item>
          </text:list>
        </text:list-item>
      </text:list>
      <text:p text:style-name="P5"/>
      <text:list xml:id="list3333972359036287247" text:style-name="L76">
        <text:list-item>
          <text:p text:style-name="P107">Snake Monster from StS</text:p>
          <text:list>
            <text:list-item>
              <text:p text:style-name="P107">Randomizes the costs of defender abilities at the start of each activation</text:p>
            </text:list-item>
            <text:list-item>
              <text:p text:style-name="P107">Lots of poison attacks</text:p>
            </text:list-item>
          </text:list>
        </text:list-item>
      </text:list>
      <text:p text:style-name="P5"/>
      <text:list xml:id="list4692508698036413076" text:style-name="L77">
        <text:list-item>
          <text:p text:style-name="P108">Band of Brigands</text:p>
          <text:list>
            <text:list-item>
              <text:p text:style-name="P108">Human pirate guys that try to rob you</text:p>
            </text:list-item>
            <text:list-item>
              <text:p text:style-name="P108">excellent melee fights, lots of parry, melee damage and movement shenanigans</text:p>
            </text:list-item>
            <text:list-item>
              <text:p text:style-name="P108">if a pirate kills a character, it steals 50g from the player</text:p>
            </text:list-item>
          </text:list>
        </text:list-item>
      </text:list>
      <text:p text:style-name="P5"/>
      <text:list xml:id="list1367329218477022811" text:style-name="L78">
        <text:list-item>
          <text:p text:style-name="P109">Skeleton Necromancer Rework</text:p>
        </text:list-item>
      </text:list>
      <text:list xml:id="list7624870091905956475" text:style-name="L79">
        <text:list-item>
          <text:p text:style-name="P110">New Abilities and Passives</text:p>
          <text:list>
            <text:list-item>
              <text:p text:style-name="P110">Venomous (Passive)</text:p>
            </text:list-item>
            <text:list-item>
              <text:p text:style-name="P110">Hex</text:p>
            </text:list-item>
            <text:list-item>
              <text:p text:style-name="P110">Blight</text:p>
            </text:list-item>
            <text:list-item>
              <text:p text:style-name="P110">Shadow Blast</text:p>
            </text:list-item>
            <text:list-item>
              <text:p text:style-name="P110">Summon Zombie</text:p>
            </text:list-item>
          </text:list>
        </text:list-item>
      </text:list>
      <text:p text:style-name="P5"/>
      <text:list xml:id="list7710051334378070590" text:style-name="L80">
        <text:list-item>
          <text:p text:style-name="P111">Skeleton Gang Rework</text:p>
          <text:list>
            <text:list-item>
              <text:p text:style-name="P111">Skeleton Mage</text:p>
              <text:list>
                <text:list-item>
                  <text:p text:style-name="P111"><text:soft-page-break/>Quick Reflexes <text:s/>Phasing (Passive)</text:p>
                </text:list-item>
                <text:list-item>
                  <text:p text:style-name="P111">Fire Ball</text:p>
                </text:list-item>
                <text:list-item>
                  <text:p text:style-name="P111">Frost Bolt</text:p>
                </text:list-item>
                <text:list-item>
                  <text:p text:style-name="P111">Strike</text:p>
                </text:list-item>
              </text:list>
            </text:list-item>
          </text:list>
        </text:list-item>
      </text:list>
      <text:list xml:id="list1742979289638203767" text:style-name="L81">
        <text:list-item>
          <text:p text:style-name="P112">Skeleton Archer</text:p>
          <text:list>
            <text:list-item>
              <text:p text:style-name="P112">Flux (Passive)</text:p>
            </text:list-item>
            <text:list-item>
              <text:p text:style-name="P112">Shoot</text:p>
            </text:list-item>
            <text:list-item>
              <text:p text:style-name="P112">Impaling Bolt</text:p>
            </text:list-item>
            <text:list-item>
              <text:p text:style-name="P112">Snipe</text:p>
            </text:list-item>
          </text:list>
        </text:list-item>
      </text:list>
      <text:list xml:id="list8939979821570309545" text:style-name="L82">
        <text:list-item>
          <text:p text:style-name="P113">Skeleton Priest</text:p>
          <text:list>
            <text:list-item>
              <text:p text:style-name="P113">Encouraging Aura (Passive)</text:p>
            </text:list-item>
            <text:list-item>
              <text:p text:style-name="P113">Invigorate</text:p>
            </text:list-item>
            <text:list-item>
              <text:p text:style-name="P113">Shadow Blast</text:p>
            </text:list-item>
            <text:list-item>
              <text:p text:style-name="P113">Strike</text:p>
            </text:list-item>
          </text:list>
        </text:list-item>
      </text:list>
      <text:list xml:id="list2125528280908848663" text:style-name="L83">
        <text:list-item>
          <text:p text:style-name="P114">Skeleton Warrior</text:p>
          <text:list>
            <text:list-item>
              <text:p text:style-name="P114">Thorns +5 (Passive)</text:p>
            </text:list-item>
            <text:list-item>
              <text:p text:style-name="P114">Inspire</text:p>
            </text:list-item>
            <text:list-item>
              <text:p text:style-name="P114">Sword and Board</text:p>
            </text:list-item>
            <text:list-item>
              <text:p text:style-name="P114">Get Down!</text:p>
            </text:list-item>
          </text:list>
        </text:list-item>
      </text:list>
      <text:list xml:id="list4647963294262033754" text:style-name="L84">
        <text:list-item>
          <text:p text:style-name="P115">Skeleton Barbarian</text:p>
          <text:list>
            <text:list-item>
              <text:p text:style-name="P115">Enrage +2 (Passive)</text:p>
            </text:list-item>
            <text:list-item>
              <text:p text:style-name="P115">Charge</text:p>
            </text:list-item>
            <text:list-item>
              <text:p text:style-name="P115">Whirlwind</text:p>
            </text:list-item>
            <text:list-item>
              <text:p text:style-name="P115">Strike</text:p>
            </text:list-item>
          </text:list>
        </text:list-item>
      </text:list>
      <text:list xml:id="list996521873610091237" text:style-name="L85">
        <text:list-item>
          <text:p text:style-name="P116">Skeleton Assassin</text:p>
          <text:list>
            <text:list-item>
              <text:p text:style-name="P116">Stealth (Passive)</text:p>
            </text:list-item>
            <text:list-item>
              <text:p text:style-name="P116">Dash</text:p>
            </text:list-item>
            <text:list-item>
              <text:p text:style-name="P116">Cheap Shot</text:p>
            </text:list-item>
            <text:list-item>
              <text:p text:style-name="P116">Strike</text:p>
            </text:list-item>
          </text:list>
        </text:list-item>
      </text:list>
      <text:list xml:id="list2193346051657525761" text:style-name="L86">
        <text:list-item>
          <text:p text:style-name="P117"><text:soft-page-break/>Skeleton Warlock</text:p>
          <text:list>
            <text:list-item>
              <text:p text:style-name="P117">Venomous (passive)</text:p>
            </text:list-item>
            <text:list-item>
              <text:p text:style-name="P117">Blight</text:p>
            </text:list-item>
            <text:list-item>
              <text:p text:style-name="P117">Hex</text:p>
            </text:list-item>
            <text:list-item>
              <text:p text:style-name="P117">Strike</text:p>
            </text:list-item>
          </text:list>
        </text:list-item>
      </text:list>
      <text:p text:style-name="P5"/>
      <text:list xml:id="list6536263225163094764" text:style-name="L87">
        <text:list-item>
          <text:p text:style-name="P118">Goblin Horde Rework</text:p>
          <text:list>
            <text:list-item>
              <text:p text:style-name="P118">5 goblins spawn instead of 4</text:p>
            </text:list-item>
            <text:list-item>
              <text:p text:style-name="P118">2 archer goblins, 2 stabby goblins, and a goblin leader</text:p>
            </text:list-item>
            <text:list-item>
              <text:p text:style-name="P118">Goblin Stabby</text:p>
              <text:list>
                <text:list-item>
                  <text:p text:style-name="P118">Nimble (Passive)</text:p>
                </text:list-item>
                <text:list-item>
                  <text:p text:style-name="P118">Tendon Slash </text:p>
                </text:list-item>
                <text:list-item>
                  <text:p text:style-name="P118">Strike </text:p>
                </text:list-item>
              </text:list>
            </text:list-item>
          </text:list>
        </text:list-item>
      </text:list>
      <text:list xml:id="list2386512649474923408" text:style-name="L88">
        <text:list-item>
          <text:p text:style-name="P119">Goblin Shooty</text:p>
          <text:list>
            <text:list-item>
              <text:p text:style-name="P119">Shoot</text:p>
            </text:list-item>
            <text:list-item>
              <text:p text:style-name="P119">Pinning Shot (basically shoot that applies pinned)</text:p>
            </text:list-item>
            <text:list-item>
              <text:p text:style-name="P119">Nimble (Passive)</text:p>
            </text:list-item>
          </text:list>
        </text:list-item>
      </text:list>
      <text:list xml:id="list1271627111988814888" text:style-name="L89">
        <text:list-item>
          <text:p text:style-name="P120">Goblin Chieftain</text:p>
          <text:list>
            <text:list-item>
              <text:p text:style-name="P120">Nimble (Passive)</text:p>
            </text:list-item>
            <text:list-item>
              <text:p text:style-name="P120">Encouraging Presence (Passive)</text:p>
            </text:list-item>
            <text:list-item>
              <text:p text:style-name="P120">Inspire</text:p>
            </text:list-item>
            <text:list-item>
              <text:p text:style-name="P120">Guard</text:p>
            </text:list-item>
            <text:list-item>
              <text:p text:style-name="P120">Defend</text:p>
            </text:list-item>
            <text:list-item>
              <text:p text:style-name="P120">Strike</text:p>
            </text:list-item>
          </text:list>
        </text:list-item>
      </text:list>
      <text:list xml:id="list6950424765206225816" text:style-name="L90">
        <text:list-item>
          <text:p text:style-name="P121">Vampire / Ghoul Encounter</text:p>
          <text:list>
            <text:list-item>
              <text:p text:style-name="P121">Vampire</text:p>
              <text:list>
                <text:list-item>
                  <text:p text:style-name="P121">Lifesteal (Passive)</text:p>
                </text:list-item>
                <text:list-item>
                  <text:p text:style-name="P121">Dash</text:p>
                </text:list-item>
                <text:list-item>
                  <text:p text:style-name="P121">Disarm</text:p>
                </text:list-item>
                <text:list-item>
                  <text:p text:style-name="P121"><text:soft-page-break/>Blood Offering</text:p>
                </text:list-item>
                <text:list-item>
                  <text:p text:style-name="P121">Strike</text:p>
                </text:list-item>
              </text:list>
            </text:list-item>
          </text:list>
        </text:list-item>
      </text:list>
      <text:list xml:id="list9111010227140876785" text:style-name="L91">
        <text:list-item>
          <text:p text:style-name="P122">Ghoul</text:p>
          <text:list>
            <text:list-item>
              <text:p text:style-name="P122">Toxic Aura (Passive)</text:p>
            </text:list-item>
            <text:list-item>
              <text:p text:style-name="P122">Undead (Passive)</text:p>
            </text:list-item>
            <text:list-item>
              <text:p text:style-name="P122">Toxic Slash</text:p>
            </text:list-item>
            <text:list-item>
              <text:p text:style-name="P122">Noxious Fumes</text:p>
            </text:list-item>
            <text:list-item>
              <text:p text:style-name="P122">Charge</text:p>
            </text:list-item>
            <text:list-item>
              <text:p text:style-name="P122">Strike</text:p>
            </text:list-item>
          </text:list>
        </text:list-item>
      </text:list>
      <text:p text:style-name="P5"/>
      <text:p text:style-name="P9">Kings Blessing Game Start Event System</text:p>
      <text:list xml:id="list2367627911362818378" text:style-name="L92">
        <text:list-item>
          <text:p text:style-name="P123">At the very start of the game, the player chooses a blessing from the king before embarking on their journey</text:p>
        </text:list-item>
        <text:list-item>
          <text:p text:style-name="P123">Player may choose 1 of 4 options presented</text:p>
        </text:list-item>
        <text:list-item>
          <text:p text:style-name="P123">Choices Ideas</text:p>
          <text:list>
            <text:list-item>
              <text:p text:style-name="P123">Gain 3 random common items</text:p>
            </text:list-item>
            <text:list-item>
              <text:p text:style-name="P123">Choose a rare item</text:p>
            </text:list-item>
            <text:list-item>
              <text:p text:style-name="P123">Gain a random epic item: Gain a random curse</text:p>
            </text:list-item>
            <text:list-item>
              <text:p text:style-name="P123">All characters gain +100 XP: Gain a random curse</text:p>
            </text:list-item>
            <text:list-item>
              <text:p text:style-name="P123">All characters gain +50 XP</text:p>
            </text:list-item>
            <text:list-item>
              <text:p text:style-name="P123">Discover an epic item: Reduce all character's health to 50%</text:p>
            </text:list-item>
            <text:list-item>
              <text:p text:style-name="P123">All characters gain +10 Max HP</text:p>
            </text:list-item>
            <text:list-item>
              <text:p text:style-name="P123">Gain 100 gold</text:p>
            </text:list-item>
            <text:list-item>
              <text:p text:style-name="P123">Gain 50g and a random consumable</text:p>
            </text:list-item>
            <text:list-item>
              <text:p text:style-name="P123">Gain 3 random consumables, Gain a random curse</text:p>
            </text:list-item>
            <text:list-item>
              <text:p text:style-name="P123">Enemies in the next 3 combats have 50% health.</text:p>
            </text:list-item>
          </text:list>
        </text:list-item>
      </text:list>
      <text:p text:style-name="P5"/>
      <text:p text:style-name="P9">Random Ideas</text:p>
      <text:list xml:id="list609720169038087082" text:style-name="L93">
        <text:list-item>
          <text:p text:style-name="P124">There are now 4 different ability types: Melee Attack, Ranged Attack, Magic Attack, and Skill</text:p>
        </text:list-item>
        <text:list-item>
          <text:p text:style-name="P124"><text:soft-page-break/>Stat Changes</text:p>
          <text:list>
            <text:list-item>
              <text:p text:style-name="P124">Strength increases the damage of Melee Attacks by 10% per point</text:p>
            </text:list-item>
            <text:list-item>
              <text:p text:style-name="P124">Wisdom increases the damage of Magic Attacks by 10% per point</text:p>
            </text:list-item>
            <text:list-item>
              <text:p text:style-name="P124">Finesse increases the damage of <text:s/>Ranged Attacks by 10% per point</text:p>
            </text:list-item>
          </text:list>
        </text:list-item>
      </text:list>
      <text:p text:style-name="P5"/>
      <text:list xml:id="list9021981811837247778" text:style-name="L94">
        <text:list-item>
          <text:p text:style-name="P125">Instead of designing more act 2 enemies, for the short term, we could use the same encounters, but increase all enemies health, damage, wisdom etc</text:p>
        </text:list-item>
      </text:list>
      <text:p text:style-name="P5"/>
      <text:list xml:id="list4438792753022172618" text:style-name="L95">
        <text:list-item>
          <text:p text:style-name="P126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504943825513546478" text:style-name="L96">
        <text:list-item>
          <text:p text:style-name="P127">New Ability Type: Power</text:p>
        </text:list-item>
        <text:list-item>
          <text:p text:style-name="P127">Powers give the character a constant passive effect while active</text:p>
        </text:list-item>
        <text:list-item>
          <text:p text:style-name="P127">A character can only have 1 power active at a time</text:p>
        </text:list-item>
        <text:list-item>
          <text:p text:style-name="P127">Characters pay an initial cost to activate a power, as well as a continuing cost at the start of each activation</text:p>
        </text:list-item>
        <text:list-item>
          <text:p text:style-name="P128">Power ideas</text:p>
          <text:list>
            <text:list-item>
              <text:p text:style-name="P127">Recklessness (barbarian): Your melee attacks have +20 Critical Strike chance.</text:p>
            </text:list-item>
            <text:list-item>
              <text:p text:style-name="P127">Concentration(ranger): Your ranged attacks have +10 crit chance and cannot be dodged</text:p>
            </text:list-item>
            <text:list-item>
              <text:p text:style-name="P127">Infusing(manipulator): +15 all resistances</text:p>
            </text:list-item>
            <text:list-item>
              <text:p text:style-name="P127">Testudo(guardian): Gain 4 block at the start of your activation</text:p>
            </text:list-item>
            <text:list-item>
              <text:p text:style-name="P127">Panache(duelist): Gain +20 Parry chance</text:p>
            </text:list-item>
            <text:list-item>
              <text:p text:style-name="P127">Blaze(Pyromania): Your melee attacks deal Fire damage</text:p>
            </text:list-item>
            <text:list-item>
              <text:p text:style-name="P127">Shadow Wreath(Shadowmancy): Your melee attacks deal Shadow damage.</text:p>
            </text:list-item>
            <text:list-item>
              <text:p text:style-name="P127">Pressurize(Naturalist): Your melee attacks deal air damage</text:p>
            </text:list-item>
            <text:list-item>
              <text:p text:style-name="P127">Ooze(Corruption): Your melee attacks deal poison damage</text:p>
            </text:list-item>
            <text:list-item>
              <text:p text:style-name="P127">Creeping Frost(Cyromancy): Your melee attacks deal frost damage</text:p>
            </text:list-item>
            <text:list-item>
              <text:p text:style-name="P127">Purity (Divinity): +2 Strength, Wisdom and <text:s/>Dexterity</text:p>
            </text:list-item>
            <text:list-item>
              <text:p text:style-name="P127">Stalk (Assassasin): Melee attacks that back strike deal 30% more damage</text:p>
            </text:list-item>
          </text:list>
        </text:list-item>
      </text:list>
      <text:p text:style-name="P5"><text:soft-page-break/></text:p>
      <text:p text:style-name="P5"/>
      <text:p text:style-name="P9"/>
      <text:p text:style-name="P9"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5339948166354755595" text:style-name="L97">
        <text:list-header>
          <text:p text:style-name="P130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<text:soft-page-break/>Option 3: Leave</text:p>
      <text:p text:style-name="P12"/>
      <text:list xml:id="list1633953739209451954" text:style-name="L98">
        <text:list-header>
          <text:p text:style-name="P131">5. Vampire Cult</text:p>
        </text:list-header>
      </text:list>
      <text:p text:style-name="P16">Option 1: All characters reduce their max health by 50% and gain 'Life Steal' <text:s/>(or gain state: 'Vampirism', life 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9174008594152133404" text:style-name="L99">
        <text:list-header>
          <text:p text:style-name="P132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<text:soft-page-break/>Option 1: Choose a character to die. All other characters gain 100 XP</text:p>
      <text:p text:style-name="P16">Option 2: Leave</text:p>
      <text:p text:style-name="P12"/>
      <text:p text:style-name="P12"/>
      <text:p text:style-name="P13"/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<text:soft-page-break/>Option 2: All characters heal to full hp: 100g</text:p>
      <text:p text:style-name="P16">Option 2: Leave</text:p>
      <text:p text:style-name="P15">5. War Refugees</text:p>
      <text:p text:style-name="P16">Option 1: Give 100g to the fleeing refugees: Gain positive state</text:p>
      <text:p text:style-name="P16"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<text:soft-page-break/>Option 1: Choose 1 of 10 random items to take</text:p>
      <text:p text:style-name="P16">Option 2: Camp for the night, all characters heal 50% hp.</text:p>
      <text:p text:style-name="P15">13. The Blood Bank</text:p>
      <text:p text:style-name="P16">Option 1: All characters lose 30% hp, gain 100g.</text:p>
      <text:p text:style-name="P16"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2899163709643221654" text:style-name="L100">
        <text:list-header>
          <text:p text:style-name="P134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<text:soft-page-break/>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Ask us for wisdom, and you shall see! Smarter, brighter and brainy you'll be!</text:p>
      <text:p text:style-name="P16">Ask us for riches, <text:s/>treasures and gold! All will tremble in the power you hold!</text:p>
      <text:p text:style-name="P12"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2002671181782325437" text:style-name="L101">
        <text:list-item>
          <text:p text:style-name="P133">some powers should have a negative effect as well e.g.</text:p>
        </text:list-item>
        <text:list-item>
          <text:p text:style-name="P133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6T23:33:04.95</dc:date>
    <dc:creator>will black</dc:creator>
    <meta:editing-duration>P28DT5H12M10S</meta:editing-duration>
    <meta:editing-cycles>974</meta:editing-cycles>
    <meta:generator>OpenOffice/4.1.6$Win32 OpenOffice.org_project/416m1$Build-9790</meta:generator>
    <meta:document-statistic meta:table-count="0" meta:image-count="0" meta:object-count="0" meta:page-count="39" meta:paragraph-count="929" meta:word-count="7872" meta:character-count="42867"/>
  </office:meta>
</office:document-meta>
</file>